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9.9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99.64pt"/>
    </style:style>
    <style:style style:name="co4" style:family="table-column">
      <style:table-column-properties fo:break-before="auto" style:column-width="14.26pt"/>
    </style:style>
    <style:style style:name="co5" style:family="table-column">
      <style:table-column-properties fo:break-before="auto" style:column-width="102.81pt"/>
    </style:style>
    <style:style style:name="co6" style:family="table-column">
      <style:table-column-properties fo:break-before="auto" style:column-width="61.2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4_3_18_52" table:style-name="ta1">
        <table:shapes>
          <draw:frame draw:z-index="0" draw:style-name="gr1" draw:text-style-name="P1" svg:width="453.51pt" svg:height="255.09pt" svg:x="437.07pt" svg:y="33.93pt">
            <loext:p draw:notify-on-update-of-ranges="data_4_3_18_52.B3:data_4_3_18_52.B179 data_4_3_18_52.F3:data_4_3_18_52.F17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Hydrofly Data</text:p>
          </table:table-cell>
          <table:table-cell office:value-type="string" calcext:value-type="string">
            <text:p>Version 0</text:p>
          </table:table-cell>
          <table:table-cell table:style-name="ce1" office:value-type="string" calcext:value-type="string">
            <text:p>4/3/20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essure 0</text:p>
          </table:table-cell>
          <table:table-cell office:value-type="string" calcext:value-type="string">
            <text:p>Pressure 1</text:p>
          </table:table-cell>
          <table:table-cell office:value-type="string" calcext:value-type="string">
            <text:p>Distance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54337127.60508" calcext:value-type="float">
            <text:p>1554337127.60508</text:p>
          </table:table-cell>
          <table:table-cell office:value-type="float" office:value="1.4579005241394" calcext:value-type="float">
            <text:p>1.45790052413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03625" calcext:value-type="float">
            <text:p>20.03625</text:p>
          </table:table-cell>
          <table:table-cell office:value-type="float" office:value="20.73" calcext:value-type="float">
            <text:p>20.73</text:p>
          </table:table-cell>
          <table:table-cell office:value-type="float" office:value="20.31375" calcext:value-type="float">
            <text:p>20.31375</text:p>
          </table:table-cell>
        </table:table-row>
        <table:table-row table:style-name="ro1">
          <table:table-cell/>
          <table:table-cell office:value-type="float" office:value="1554337127.63986" calcext:value-type="float">
            <text:p>1554337127.63986</text:p>
          </table:table-cell>
          <table:table-cell office:value-type="float" office:value="0.0347845554351807" calcext:value-type="float">
            <text:p>0.03478455543518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/>
          <table:table-cell office:value-type="float" office:value="1554337127.67189" calcext:value-type="float">
            <text:p>1554337127.67189</text:p>
          </table:table-cell>
          <table:table-cell office:value-type="float" office:value="0.0320391654968262" calcext:value-type="float">
            <text:p>0.0320391654968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0.8340625" calcext:value-type="float">
            <text:p>20.8340625</text:p>
          </table:table-cell>
        </table:table-row>
        <table:table-row table:style-name="ro1">
          <table:table-cell/>
          <table:table-cell office:value-type="float" office:value="1554337127.70505" calcext:value-type="float">
            <text:p>1554337127.70505</text:p>
          </table:table-cell>
          <table:table-cell office:value-type="float" office:value="0.0331676006317139" calcext:value-type="float">
            <text:p>0.0331676006317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0.9034375" calcext:value-type="float">
            <text:p>20.9034375</text:p>
          </table:table-cell>
        </table:table-row>
        <table:table-row table:style-name="ro1">
          <table:table-cell/>
          <table:table-cell office:value-type="float" office:value="1554337127.73722" calcext:value-type="float">
            <text:p>1554337127.73722</text:p>
          </table:table-cell>
          <table:table-cell office:value-type="float" office:value="0.0321817398071289" calcext:value-type="float">
            <text:p>0.0321817398071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0.938125" calcext:value-type="float">
            <text:p>20.938125</text:p>
          </table:table-cell>
        </table:table-row>
        <table:table-row table:style-name="ro1">
          <table:table-cell/>
          <table:table-cell office:value-type="float" office:value="1554337127.77286" calcext:value-type="float">
            <text:p>1554337127.77286</text:p>
          </table:table-cell>
          <table:table-cell office:value-type="float" office:value="0.0356519222259522" calcext:value-type="float">
            <text:p>0.0356519222259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1.1115625" calcext:value-type="float">
            <text:p>21.1115625</text:p>
          </table:table-cell>
        </table:table-row>
        <table:table-row table:style-name="ro1">
          <table:table-cell/>
          <table:table-cell office:value-type="float" office:value="1554337127.80552" calcext:value-type="float">
            <text:p>1554337127.80552</text:p>
          </table:table-cell>
          <table:table-cell office:value-type="float" office:value="0.0326597690582275" calcext:value-type="float">
            <text:p>0.0326597690582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2503125" calcext:value-type="float">
            <text:p>21.2503125</text:p>
          </table:table-cell>
          <table:table-cell table:number-columns-repeated="2" office:value-type="float" office:value="20.9728125" calcext:value-type="float">
            <text:p>20.9728125</text:p>
          </table:table-cell>
        </table:table-row>
        <table:table-row table:style-name="ro1">
          <table:table-cell/>
          <table:table-cell office:value-type="float" office:value="1554337127.83824" calcext:value-type="float">
            <text:p>1554337127.83824</text:p>
          </table:table-cell>
          <table:table-cell office:value-type="float" office:value="0.032733678817749" calcext:value-type="float">
            <text:p>0.0327336788177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285" calcext:value-type="float">
            <text:p>21.285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0.8340625" calcext:value-type="float">
            <text:p>20.8340625</text:p>
          </table:table-cell>
        </table:table-row>
        <table:table-row table:style-name="ro1">
          <table:table-cell/>
          <table:table-cell office:value-type="float" office:value="1554337127.8703" calcext:value-type="float">
            <text:p>1554337127.8703</text:p>
          </table:table-cell>
          <table:table-cell office:value-type="float" office:value="0.0320641994476318" calcext:value-type="float">
            <text:p>0.0320641994476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215625" calcext:value-type="float">
            <text:p>21.215625</text:p>
          </table:table-cell>
          <table:table-cell table:number-columns-repeated="2" office:value-type="float" office:value="20.938125" calcext:value-type="float">
            <text:p>20.938125</text:p>
          </table:table-cell>
        </table:table-row>
        <table:table-row table:style-name="ro1">
          <table:table-cell/>
          <table:table-cell office:value-type="float" office:value="1554337127.90236" calcext:value-type="float">
            <text:p>1554337127.90236</text:p>
          </table:table-cell>
          <table:table-cell office:value-type="float" office:value="0.0320658683776856" calcext:value-type="float">
            <text:p>0.0320658683776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0.799375" calcext:value-type="float">
            <text:p>20.799375</text:p>
          </table:table-cell>
        </table:table-row>
        <table:table-row table:style-name="ro1">
          <table:table-cell/>
          <table:table-cell office:value-type="float" office:value="1554337127.93434" calcext:value-type="float">
            <text:p>1554337127.93434</text:p>
          </table:table-cell>
          <table:table-cell office:value-type="float" office:value="0.0319907665252686" calcext:value-type="float">
            <text:p>0.03199076652526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1.1809375" calcext:value-type="float">
            <text:p>21.1809375</text:p>
          </table:table-cell>
        </table:table-row>
        <table:table-row table:style-name="ro1">
          <table:table-cell/>
          <table:table-cell office:value-type="float" office:value="1554337127.96611" calcext:value-type="float">
            <text:p>1554337127.96611</text:p>
          </table:table-cell>
          <table:table-cell office:value-type="float" office:value="0.0317766666412354" calcext:value-type="float">
            <text:p>0.0317766666412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1.215625" calcext:value-type="float">
            <text:p>21.215625</text:p>
          </table:table-cell>
        </table:table-row>
        <table:table-row table:style-name="ro1">
          <table:table-cell/>
          <table:table-cell office:value-type="float" office:value="1554337127.99836" calcext:value-type="float">
            <text:p>1554337127.99836</text:p>
          </table:table-cell>
          <table:table-cell office:value-type="float" office:value="0.0322587490081787" calcext:value-type="float">
            <text:p>0.0322587490081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1.2503125" calcext:value-type="float">
            <text:p>21.2503125</text:p>
          </table:table-cell>
        </table:table-row>
        <table:table-row table:style-name="ro1">
          <table:table-cell/>
          <table:table-cell office:value-type="float" office:value="1554337128.03053" calcext:value-type="float">
            <text:p>1554337128.03053</text:p>
          </table:table-cell>
          <table:table-cell office:value-type="float" office:value="0.0321786403656006" calcext:value-type="float">
            <text:p>0.0321786403656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0.73" calcext:value-type="float">
            <text:p>20.73</text:p>
          </table:table-cell>
          <table:table-cell office:value-type="float" office:value="21.215625" calcext:value-type="float">
            <text:p>21.215625</text:p>
          </table:table-cell>
        </table:table-row>
        <table:table-row table:style-name="ro1">
          <table:table-cell/>
          <table:table-cell office:value-type="float" office:value="1554337128.06296" calcext:value-type="float">
            <text:p>1554337128.06296</text:p>
          </table:table-cell>
          <table:table-cell office:value-type="float" office:value="0.0324344635009766" calcext:value-type="float">
            <text:p>0.0324344635009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1.1809375" calcext:value-type="float">
            <text:p>21.1809375</text:p>
          </table:table-cell>
        </table:table-row>
        <table:table-row table:style-name="ro1">
          <table:table-cell/>
          <table:table-cell office:value-type="float" office:value="1554337128.09498" calcext:value-type="float">
            <text:p>1554337128.09498</text:p>
          </table:table-cell>
          <table:table-cell office:value-type="float" office:value="0.0320296287536621" calcext:value-type="float">
            <text:p>0.0320296287536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9728125" calcext:value-type="float">
            <text:p>20.9728125</text:p>
          </table:table-cell>
        </table:table-row>
        <table:table-row table:style-name="ro1">
          <table:table-cell/>
          <table:table-cell office:value-type="float" office:value="1554337128.1271" calcext:value-type="float">
            <text:p>1554337128.1271</text:p>
          </table:table-cell>
          <table:table-cell office:value-type="float" office:value="0.0321271419525147" calcext:value-type="float">
            <text:p>0.0321271419525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1.3890625" calcext:value-type="float">
            <text:p>21.3890625</text:p>
          </table:table-cell>
          <table:table-cell office:value-type="float" office:value="20.938125" calcext:value-type="float">
            <text:p>20.938125</text:p>
          </table:table-cell>
        </table:table-row>
        <table:table-row table:style-name="ro1">
          <table:table-cell/>
          <table:table-cell office:value-type="float" office:value="1554337128.15973" calcext:value-type="float">
            <text:p>1554337128.15973</text:p>
          </table:table-cell>
          <table:table-cell office:value-type="float" office:value="0.0326499938964844" calcext:value-type="float">
            <text:p>0.0326499938964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0.9034375" calcext:value-type="float">
            <text:p>20.9034375</text:p>
          </table:table-cell>
        </table:table-row>
        <table:table-row table:style-name="ro1">
          <table:table-cell/>
          <table:table-cell office:value-type="float" office:value="1554337128.19269" calcext:value-type="float">
            <text:p>1554337128.19269</text:p>
          </table:table-cell>
          <table:table-cell office:value-type="float" office:value="0.0329678058624268" calcext:value-type="float">
            <text:p>0.0329678058624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0.938125" calcext:value-type="float">
            <text:p>20.938125</text:p>
          </table:table-cell>
        </table:table-row>
        <table:table-row table:style-name="ro1">
          <table:table-cell/>
          <table:table-cell office:value-type="float" office:value="1554337128.22455" calcext:value-type="float">
            <text:p>1554337128.22455</text:p>
          </table:table-cell>
          <table:table-cell office:value-type="float" office:value="0.0318708419799805" calcext:value-type="float">
            <text:p>0.03187084197998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20.8340625" calcext:value-type="float">
            <text:p>20.8340625</text:p>
          </table:table-cell>
        </table:table-row>
        <table:table-row table:style-name="ro1">
          <table:table-cell/>
          <table:table-cell office:value-type="float" office:value="1554337128.25655" calcext:value-type="float">
            <text:p>1554337128.25655</text:p>
          </table:table-cell>
          <table:table-cell office:value-type="float" office:value="0.0320103168487549" calcext:value-type="float">
            <text:p>0.0320103168487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0.8340625" calcext:value-type="float">
            <text:p>20.8340625</text:p>
          </table:table-cell>
        </table:table-row>
        <table:table-row table:style-name="ro1">
          <table:table-cell/>
          <table:table-cell office:value-type="float" office:value="1554337128.28903" calcext:value-type="float">
            <text:p>1554337128.28903</text:p>
          </table:table-cell>
          <table:table-cell office:value-type="float" office:value="0.0324864387512207" calcext:value-type="float">
            <text:p>0.032486438751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496727867852" calcext:value-type="float">
            <text:p>0.016496727867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7803517467181" calcext:value-type="float">
            <text:p>0.507803517467181</text:p>
          </table:table-cell>
          <table:table-cell table:number-columns-repeated="2" office:value-type="float" office:value="20.938125" calcext:value-type="float">
            <text:p>20.938125</text:p>
          </table:table-cell>
          <table:table-cell office:value-type="float" office:value="21.0075" calcext:value-type="float">
            <text:p>21.0075</text:p>
          </table:table-cell>
        </table:table-row>
        <table:table-row table:style-name="ro1">
          <table:table-cell/>
          <table:table-cell office:value-type="float" office:value="1554337128.32303" calcext:value-type="float">
            <text:p>1554337128.32303</text:p>
          </table:table-cell>
          <table:table-cell office:value-type="float" office:value="0.0340085029602051" calcext:value-type="float">
            <text:p>0.034008502960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0837533014675" calcext:value-type="float">
            <text:p>0.052083753301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641552364882" calcext:value-type="float">
            <text:p>1.04641552364882</text:p>
          </table:table-cell>
          <table:table-cell table:number-columns-repeated="2" office:value-type="float" office:value="21.1115625" calcext:value-type="float">
            <text:p>21.1115625</text:p>
          </table:table-cell>
          <table:table-cell office:value-type="float" office:value="21.14625" calcext:value-type="float">
            <text:p>21.14625</text:p>
          </table:table-cell>
        </table:table-row>
        <table:table-row table:style-name="ro1">
          <table:table-cell/>
          <table:table-cell office:value-type="float" office:value="1554337128.35707" calcext:value-type="float">
            <text:p>1554337128.35707</text:p>
          </table:table-cell>
          <table:table-cell office:value-type="float" office:value="0.0340464115142822" calcext:value-type="float">
            <text:p>0.034046411514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6317500323351" calcext:value-type="float">
            <text:p>0.106317500323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9293577824297" calcext:value-type="float">
            <text:p>1.59293577824297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73" calcext:value-type="float">
            <text:p>20.73</text:p>
          </table:table-cell>
          <table:table-cell office:value-type="float" office:value="21.14625" calcext:value-type="float">
            <text:p>21.14625</text:p>
          </table:table-cell>
        </table:table-row>
        <table:table-row table:style-name="ro1">
          <table:table-cell/>
          <table:table-cell office:value-type="float" office:value="1554337128.39338" calcext:value-type="float">
            <text:p>1554337128.39338</text:p>
          </table:table-cell>
          <table:table-cell office:value-type="float" office:value="0.0363216400146484" calcext:value-type="float">
            <text:p>0.036321640014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5650459827631" calcext:value-type="float">
            <text:p>0.185650459827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417889369216" calcext:value-type="float">
            <text:p>2.18417889369216</text:p>
          </table:table-cell>
          <table:table-cell office:value-type="float" office:value="21.42375" calcext:value-type="float">
            <text:p>21.42375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1.354375" calcext:value-type="float">
            <text:p>21.354375</text:p>
          </table:table-cell>
        </table:table-row>
        <table:table-row table:style-name="ro1">
          <table:table-cell/>
          <table:table-cell office:value-type="float" office:value="1554337128.42704" calcext:value-type="float">
            <text:p>1554337128.42704</text:p>
          </table:table-cell>
          <table:table-cell office:value-type="float" office:value="0.0336620807647705" calcext:value-type="float">
            <text:p>0.033662080764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7878480573101" calcext:value-type="float">
            <text:p>0.277878480573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3981936499875" calcext:value-type="float">
            <text:p>2.73981936499875</text:p>
          </table:table-cell>
          <table:table-cell office:value-type="float" office:value="21.3196875" calcext:value-type="float">
            <text:p>21.3196875</text:p>
          </table:table-cell>
          <table:table-cell office:value-type="float" office:value="21.42375" calcext:value-type="float">
            <text:p>21.42375</text:p>
          </table:table-cell>
          <table:table-cell office:value-type="float" office:value="20.938125" calcext:value-type="float">
            <text:p>20.938125</text:p>
          </table:table-cell>
        </table:table-row>
        <table:table-row table:style-name="ro1">
          <table:table-cell/>
          <table:table-cell office:value-type="float" office:value="1554337128.45721" calcext:value-type="float">
            <text:p>1554337128.45721</text:p>
          </table:table-cell>
          <table:table-cell office:value-type="float" office:value="0.030174732208252" calcext:value-type="float">
            <text:p>0.030174732208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577405148687" calcext:value-type="float">
            <text:p>0.37577405148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4428963406003" calcext:value-type="float">
            <text:p>3.24428963406003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1.5971875" calcext:value-type="float">
            <text:p>21.5971875</text:p>
          </table:table-cell>
          <table:table-cell office:value-type="float" office:value="21.0075" calcext:value-type="float">
            <text:p>21.0075</text:p>
          </table:table-cell>
        </table:table-row>
        <table:table-row table:style-name="ro1">
          <table:table-cell/>
          <table:table-cell office:value-type="float" office:value="1554337128.48663" calcext:value-type="float">
            <text:p>1554337128.48663</text:p>
          </table:table-cell>
          <table:table-cell office:value-type="float" office:value="0.0294263362884522" calcext:value-type="float">
            <text:p>0.029426336288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5892144067166" calcext:value-type="float">
            <text:p>0.485892144067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4216115458143" calcext:value-type="float">
            <text:p>3.74216115458143</text:p>
          </table:table-cell>
          <table:table-cell office:value-type="float" office:value="21.3890625" calcext:value-type="float">
            <text:p>21.3890625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21.285" calcext:value-type="float">
            <text:p>21.285</text:p>
          </table:table-cell>
        </table:table-row>
        <table:table-row table:style-name="ro1">
          <table:table-cell/>
          <table:table-cell office:value-type="float" office:value="1554337128.5163" calcext:value-type="float">
            <text:p>1554337128.5163</text:p>
          </table:table-cell>
          <table:table-cell office:value-type="float" office:value="0.0296661853790283" calcext:value-type="float">
            <text:p>0.029666185379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1976141072125" calcext:value-type="float">
            <text:p>0.611976141072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500913209452" calcext:value-type="float">
            <text:p>4.2500913209452</text:p>
          </table:table-cell>
          <table:table-cell office:value-type="float" office:value="21.3890625" calcext:value-type="float">
            <text:p>21.3890625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1.84" calcext:value-type="float">
            <text:p>21.84</text:p>
          </table:table-cell>
        </table:table-row>
        <table:table-row table:style-name="ro1">
          <table:table-cell/>
          <table:table-cell office:value-type="float" office:value="1554337128.54543" calcext:value-type="float">
            <text:p>1554337128.54543</text:p>
          </table:table-cell>
          <table:table-cell office:value-type="float" office:value="0.02913498878479" calcext:value-type="float">
            <text:p>0.02913498878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0509507223002" calcext:value-type="float">
            <text:p>0.750509507223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5487968003606" calcext:value-type="float">
            <text:p>4.75487968003606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1.354375" calcext:value-type="float">
            <text:p>21.354375</text:p>
          </table:table-cell>
          <table:table-cell office:value-type="float" office:value="21.3890625" calcext:value-type="float">
            <text:p>21.3890625</text:p>
          </table:table-cell>
        </table:table-row>
        <table:table-row table:style-name="ro1">
          <table:table-cell/>
          <table:table-cell office:value-type="float" office:value="1554337128.57488" calcext:value-type="float">
            <text:p>1554337128.57488</text:p>
          </table:table-cell>
          <table:table-cell office:value-type="float" office:value="0.0294523239135742" calcext:value-type="float">
            <text:p>0.029452323913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5760184834811" calcext:value-type="float">
            <text:p>0.905760184834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712539108079" calcext:value-type="float">
            <text:p>5.2712539108079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1.9440625" calcext:value-type="float">
            <text:p>21.9440625</text:p>
          </table:table-cell>
          <table:table-cell office:value-type="float" office:value="21.0075" calcext:value-type="float">
            <text:p>21.0075</text:p>
          </table:table-cell>
        </table:table-row>
        <table:table-row table:style-name="ro1">
          <table:table-cell/>
          <table:table-cell office:value-type="float" office:value="1554337128.60402" calcext:value-type="float">
            <text:p>1554337128.60402</text:p>
          </table:table-cell>
          <table:table-cell office:value-type="float" office:value="0.0291452407836914" calcext:value-type="float">
            <text:p>0.029145240783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105909325535" calcext:value-type="float">
            <text:p>1.05105909325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8533909871989" calcext:value-type="float">
            <text:p>4.98533909871989</text:p>
          </table:table-cell>
          <table:table-cell office:value-type="float" office:value="21.285" calcext:value-type="float">
            <text:p>21.285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21.076875" calcext:value-type="float">
            <text:p>21.076875</text:p>
          </table:table-cell>
        </table:table-row>
        <table:table-row table:style-name="ro1">
          <table:table-cell/>
          <table:table-cell office:value-type="float" office:value="1554337128.6335" calcext:value-type="float">
            <text:p>1554337128.6335</text:p>
          </table:table-cell>
          <table:table-cell office:value-type="float" office:value="0.0294830799102783" calcext:value-type="float">
            <text:p>0.029483079910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8951488215298" calcext:value-type="float">
            <text:p>1.18951488215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9611008480006" calcext:value-type="float">
            <text:p>4.69611008480006</text:p>
          </table:table-cell>
          <table:table-cell office:value-type="float" office:value="21.493125" calcext:value-type="float">
            <text:p>21.493125</text:p>
          </table:table-cell>
          <table:table-cell office:value-type="float" office:value="20.7646875" calcext:value-type="float">
            <text:p>20.7646875</text:p>
          </table:table-cell>
          <table:table-cell office:value-type="float" office:value="21.70125" calcext:value-type="float">
            <text:p>21.70125</text:p>
          </table:table-cell>
        </table:table-row>
        <table:table-row table:style-name="ro1">
          <table:table-cell/>
          <table:table-cell office:value-type="float" office:value="1554337128.66351" calcext:value-type="float">
            <text:p>1554337128.66351</text:p>
          </table:table-cell>
          <table:table-cell office:value-type="float" office:value="0.0300133228302002" calcext:value-type="float">
            <text:p>0.0300133228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162390661513" calcext:value-type="float">
            <text:p>1.32162390661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0167938783579" calcext:value-type="float">
            <text:p>4.40167938783579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21.5278125" calcext:value-type="float">
            <text:p>21.5278125</text:p>
          </table:table-cell>
        </table:table-row>
        <table:table-row table:style-name="ro1">
          <table:table-cell/>
          <table:table-cell office:value-type="float" office:value="1554337128.694" calcext:value-type="float">
            <text:p>1554337128.694</text:p>
          </table:table-cell>
          <table:table-cell office:value-type="float" office:value="0.0304903984069824" calcext:value-type="float">
            <text:p>0.030490398406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671285709494" calcext:value-type="float">
            <text:p>1.44671285709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025685794633" calcext:value-type="float">
            <text:p>4.1025685794633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1.5278125" calcext:value-type="float">
            <text:p>21.5278125</text:p>
          </table:table-cell>
          <table:table-cell office:value-type="float" office:value="20.9728125" calcext:value-type="float">
            <text:p>20.9728125</text:p>
          </table:table-cell>
        </table:table-row>
        <table:table-row table:style-name="ro1">
          <table:table-cell/>
          <table:table-cell office:value-type="float" office:value="1554337128.72492" calcext:value-type="float">
            <text:p>1554337128.72492</text:p>
          </table:table-cell>
          <table:table-cell office:value-type="float" office:value="0.0309255123138428" calcext:value-type="float">
            <text:p>0.030925512313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6420473268803" calcext:value-type="float">
            <text:p>1.56420473268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991893036645" calcext:value-type="float">
            <text:p>3.7991893036645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1.5278125" calcext:value-type="float">
            <text:p>21.5278125</text:p>
          </table:table-cell>
          <table:table-cell office:value-type="float" office:value="21.076875" calcext:value-type="float">
            <text:p>21.076875</text:p>
          </table:table-cell>
        </table:table-row>
        <table:table-row table:style-name="ro1">
          <table:table-cell/>
          <table:table-cell office:value-type="float" office:value="1554337128.75449" calcext:value-type="float">
            <text:p>1554337128.75449</text:p>
          </table:table-cell>
          <table:table-cell office:value-type="float" office:value="0.0295734405517578" calcext:value-type="float">
            <text:p>0.029573440551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79801196375" calcext:value-type="float">
            <text:p>1.6679801196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0907385185176" calcext:value-type="float">
            <text:p>3.50907385185176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1.285" calcext:value-type="float">
            <text:p>21.285</text:p>
          </table:table-cell>
          <table:table-cell office:value-type="float" office:value="21.1115625" calcext:value-type="float">
            <text:p>21.1115625</text:p>
          </table:table-cell>
        </table:table-row>
        <table:table-row table:style-name="ro1">
          <table:table-cell/>
          <table:table-cell office:value-type="float" office:value="1554337128.78496" calcext:value-type="float">
            <text:p>1554337128.78496</text:p>
          </table:table-cell>
          <table:table-cell office:value-type="float" office:value="0.0304656028747559" calcext:value-type="float">
            <text:p>0.030465602874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657809895431" calcext:value-type="float">
            <text:p>1.7657809895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102062876504" calcext:value-type="float">
            <text:p>3.2102062876504</text:p>
          </table:table-cell>
          <table:table-cell office:value-type="float" office:value="21.5971875" calcext:value-type="float">
            <text:p>21.5971875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1.4584375" calcext:value-type="float">
            <text:p>21.4584375</text:p>
          </table:table-cell>
        </table:table-row>
        <table:table-row table:style-name="ro1">
          <table:table-cell/>
          <table:table-cell office:value-type="float" office:value="1554337128.81501" calcext:value-type="float">
            <text:p>1554337128.81501</text:p>
          </table:table-cell>
          <table:table-cell office:value-type="float" office:value="0.0300571918487549" calcext:value-type="float">
            <text:p>0.030057191848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5340808059531" calcext:value-type="float">
            <text:p>1.85340808059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1534523561411" calcext:value-type="float">
            <text:p>2.91534523561411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1.84" calcext:value-type="float">
            <text:p>21.84</text:p>
          </table:table-cell>
        </table:table-row>
        <table:table-row table:style-name="ro1">
          <table:table-cell/>
          <table:table-cell office:value-type="float" office:value="1554337128.84526" calcext:value-type="float">
            <text:p>1554337128.84526</text:p>
          </table:table-cell>
          <table:table-cell office:value-type="float" office:value="0.0302491188049316" calcext:value-type="float">
            <text:p>0.030249118804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261846484585" calcext:value-type="float">
            <text:p>1.93261846484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860138013773" calcext:value-type="float">
            <text:p>2.61860138013773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1.1115625" calcext:value-type="float">
            <text:p>21.1115625</text:p>
          </table:table-cell>
        </table:table-row>
        <table:table-row table:style-name="ro1">
          <table:table-cell/>
          <table:table-cell office:value-type="float" office:value="1554337128.87553" calcext:value-type="float">
            <text:p>1554337128.87553</text:p>
          </table:table-cell>
          <table:table-cell office:value-type="float" office:value="0.0302815437316895" calcext:value-type="float">
            <text:p>0.03028154373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0291826280586" calcext:value-type="float">
            <text:p>2.00291826280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2153943612986" calcext:value-type="float">
            <text:p>2.32153943612986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1.5278125" calcext:value-type="float">
            <text:p>21.5278125</text:p>
          </table:table-cell>
          <table:table-cell office:value-type="float" office:value="20.938125" calcext:value-type="float">
            <text:p>20.938125</text:p>
          </table:table-cell>
        </table:table-row>
        <table:table-row table:style-name="ro1">
          <table:table-cell/>
          <table:table-cell office:value-type="float" office:value="1554337128.90518" calcext:value-type="float">
            <text:p>1554337128.90518</text:p>
          </table:table-cell>
          <table:table-cell office:value-type="float" office:value="0.0296533107757568" calcext:value-type="float">
            <text:p>0.029653310775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6313347536355" calcext:value-type="float">
            <text:p>2.06313347536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3064045741969" calcext:value-type="float">
            <text:p>2.03064045741969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1.3890625" calcext:value-type="float">
            <text:p>21.3890625</text:p>
          </table:table-cell>
          <table:table-cell office:value-type="float" office:value="20.9728125" calcext:value-type="float">
            <text:p>20.9728125</text:p>
          </table:table-cell>
        </table:table-row>
        <table:table-row table:style-name="ro1">
          <table:table-cell/>
          <table:table-cell office:value-type="float" office:value="1554337128.93542" calcext:value-type="float">
            <text:p>1554337128.93542</text:p>
          </table:table-cell>
          <table:table-cell office:value-type="float" office:value="0.0302526950836182" calcext:value-type="float">
            <text:p>0.030252695083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558745920447" calcext:value-type="float">
            <text:p>2.11558745920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386151864939" calcext:value-type="float">
            <text:p>1.73386151864939</text:p>
          </table:table-cell>
          <table:table-cell office:value-type="float" office:value="21.5625" calcext:value-type="float">
            <text:p>21.5625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1.354375" calcext:value-type="float">
            <text:p>21.354375</text:p>
          </table:table-cell>
        </table:table-row>
        <table:table-row table:style-name="ro1">
          <table:table-cell/>
          <table:table-cell office:value-type="float" office:value="1554337128.9654" calcext:value-type="float">
            <text:p>1554337128.9654</text:p>
          </table:table-cell>
          <table:table-cell office:value-type="float" office:value="0.0299880504608154" calcext:value-type="float">
            <text:p>0.029988050460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876061801577" calcext:value-type="float">
            <text:p>2.15876061801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967874362879" calcext:value-type="float">
            <text:p>1.43967874362879</text:p>
          </table:table-cell>
          <table:table-cell office:value-type="float" office:value="21.285" calcext:value-type="float">
            <text:p>21.285</text:p>
          </table:table-cell>
          <table:table-cell office:value-type="float" office:value="20.7646875" calcext:value-type="float">
            <text:p>20.7646875</text:p>
          </table:table-cell>
          <table:table-cell office:value-type="float" office:value="21.8746875" calcext:value-type="float">
            <text:p>21.8746875</text:p>
          </table:table-cell>
        </table:table-row>
        <table:table-row table:style-name="ro1">
          <table:table-cell/>
          <table:table-cell office:value-type="float" office:value="1554337128.99473" calcext:value-type="float">
            <text:p>1554337128.99473</text:p>
          </table:table-cell>
          <table:table-cell office:value-type="float" office:value="0.0293304920196533" calcext:value-type="float">
            <text:p>0.029330492019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254777907029" calcext:value-type="float">
            <text:p>2.19254777907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5194661691599" calcext:value-type="float">
            <text:p>1.15194661691599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1.285" calcext:value-type="float">
            <text:p>21.285</text:p>
          </table:table-cell>
          <table:table-cell office:value-type="float" office:value="21.2503125" calcext:value-type="float">
            <text:p>21.2503125</text:p>
          </table:table-cell>
        </table:table-row>
        <table:table-row table:style-name="ro1">
          <table:table-cell/>
          <table:table-cell office:value-type="float" office:value="1554337129.02423" calcext:value-type="float">
            <text:p>1554337129.02423</text:p>
          </table:table-cell>
          <table:table-cell office:value-type="float" office:value="0.0294995307922363" calcext:value-type="float">
            <text:p>0.029499530792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799278283762" calcext:value-type="float">
            <text:p>2.21799278283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2556219844156" calcext:value-type="float">
            <text:p>0.862556219844156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1.5971875" calcext:value-type="float">
            <text:p>21.5971875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/>
          <table:table-cell office:value-type="float" office:value="1554337129.05324" calcext:value-type="float">
            <text:p>1554337129.05324</text:p>
          </table:table-cell>
          <table:table-cell office:value-type="float" office:value="0.0290162563323975" calcext:value-type="float">
            <text:p>0.029016256332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76147309324" calcext:value-type="float">
            <text:p>2.23476147309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7906745223337" calcext:value-type="float">
            <text:p>0.577906745223337</text:p>
          </table:table-cell>
          <table:table-cell office:value-type="float" office:value="21.42375" calcext:value-type="float">
            <text:p>21.42375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1.1809375" calcext:value-type="float">
            <text:p>21.1809375</text:p>
          </table:table-cell>
        </table:table-row>
        <table:table-row table:style-name="ro1">
          <table:table-cell/>
          <table:table-cell office:value-type="float" office:value="1554337129.08243" calcext:value-type="float">
            <text:p>1554337129.08243</text:p>
          </table:table-cell>
          <table:table-cell office:value-type="float" office:value="0.0291934013366699" calcext:value-type="float">
            <text:p>0.02919340133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327191821518" calcext:value-type="float">
            <text:p>2.24327191821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1519478110605" calcext:value-type="float">
            <text:p>0.291519478110605</text:p>
          </table:table-cell>
          <table:table-cell office:value-type="float" office:value="21.493125" calcext:value-type="float">
            <text:p>21.493125</text:p>
          </table:table-cell>
          <table:table-cell office:value-type="float" office:value="20.73" calcext:value-type="float">
            <text:p>20.73</text:p>
          </table:table-cell>
          <table:table-cell office:value-type="float" office:value="21.770625" calcext:value-type="float">
            <text:p>21.770625</text:p>
          </table:table-cell>
        </table:table-row>
        <table:table-row table:style-name="ro1">
          <table:table-cell/>
          <table:table-cell office:value-type="float" office:value="1554337129.1117" calcext:value-type="float">
            <text:p>1554337129.1117</text:p>
          </table:table-cell>
          <table:table-cell office:value-type="float" office:value="0.0292727947235107" calcext:value-type="float">
            <text:p>0.029272794723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339935328365" calcext:value-type="float">
            <text:p>2.24339935328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35336187296465" calcext:value-type="float">
            <text:p>0.004353361872965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1.285" calcext:value-type="float">
            <text:p>21.285</text:p>
          </table:table-cell>
        </table:table-row>
        <table:table-row table:style-name="ro1">
          <table:table-cell/>
          <table:table-cell office:value-type="float" office:value="1554337129.14101" calcext:value-type="float">
            <text:p>1554337129.14101</text:p>
          </table:table-cell>
          <table:table-cell office:value-type="float" office:value="0.0293610095977783" calcext:value-type="float">
            <text:p>0.029361009597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507027662545" calcext:value-type="float">
            <text:p>2.23507027662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83678142281241" calcext:value-type="float">
            <text:p>-0.283678142281241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1.6665625" calcext:value-type="float">
            <text:p>21.6665625</text:p>
          </table:table-cell>
          <table:table-cell office:value-type="float" office:value="20.59125" calcext:value-type="float">
            <text:p>20.59125</text:p>
          </table:table-cell>
        </table:table-row>
        <table:table-row table:style-name="ro1">
          <table:table-cell/>
          <table:table-cell office:value-type="float" office:value="1554337129.17021" calcext:value-type="float">
            <text:p>1554337129.17021</text:p>
          </table:table-cell>
          <table:table-cell office:value-type="float" office:value="0.0291967391967773" calcext:value-type="float">
            <text:p>0.029196739196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842526951234" calcext:value-type="float">
            <text:p>2.21842526951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70098153801627" calcext:value-type="float">
            <text:p>-0.570098153801627</text:p>
          </table:table-cell>
          <table:table-cell office:value-type="float" office:value="21.285" calcext:value-type="float">
            <text:p>21.285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0.9034375" calcext:value-type="float">
            <text:p>20.9034375</text:p>
          </table:table-cell>
        </table:table-row>
        <table:table-row table:style-name="ro1">
          <table:table-cell/>
          <table:table-cell office:value-type="float" office:value="1554337129.20008" calcext:value-type="float">
            <text:p>1554337129.20008</text:p>
          </table:table-cell>
          <table:table-cell office:value-type="float" office:value="0.0298740863800049" calcext:value-type="float">
            <text:p>0.02987408638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723090745333" calcext:value-type="float">
            <text:p>2.21723090745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99798689678352" calcext:value-type="float">
            <text:p>-0.039979868967835</text:p>
          </table:table-cell>
          <table:table-cell office:value-type="float" office:value="21.493125" calcext:value-type="float">
            <text:p>21.493125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1.5625" calcext:value-type="float">
            <text:p>21.5625</text:p>
          </table:table-cell>
        </table:table-row>
        <table:table-row table:style-name="ro1">
          <table:table-cell/>
          <table:table-cell office:value-type="float" office:value="1554337129.22992" calcext:value-type="float">
            <text:p>1554337129.22992</text:p>
          </table:table-cell>
          <table:table-cell office:value-type="float" office:value="0.0298447608947754" calcext:value-type="float">
            <text:p>0.029844760894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729985514776" calcext:value-type="float">
            <text:p>2.20729985514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756973345582" calcext:value-type="float">
            <text:p>-0.332756973345582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1.42375" calcext:value-type="float">
            <text:p>21.42375</text:p>
          </table:table-cell>
        </table:table-row>
        <table:table-row table:style-name="ro1">
          <table:table-cell/>
          <table:table-cell office:value-type="float" office:value="1554337129.25969" calcext:value-type="float">
            <text:p>1554337129.25969</text:p>
          </table:table-cell>
          <table:table-cell office:value-type="float" office:value="0.029768705368042" calcext:value-type="float">
            <text:p>0.029768705368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870072606185" calcext:value-type="float">
            <text:p>2.18870072606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24787973006074" calcext:value-type="float">
            <text:p>-0.624787973006074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1.5971875" calcext:value-type="float">
            <text:p>21.5971875</text:p>
          </table:table-cell>
          <table:table-cell office:value-type="float" office:value="20.9034375" calcext:value-type="float">
            <text:p>20.9034375</text:p>
          </table:table-cell>
        </table:table-row>
        <table:table-row table:style-name="ro1">
          <table:table-cell/>
          <table:table-cell office:value-type="float" office:value="1554337129.28854" calcext:value-type="float">
            <text:p>1554337129.28854</text:p>
          </table:table-cell>
          <table:table-cell office:value-type="float" office:value="0.0288567543029785" calcext:value-type="float">
            <text:p>0.028856754302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56258544929" calcext:value-type="float">
            <text:p>2.1856258544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6556390114524" calcext:value-type="float">
            <text:p>-0.106556390114524</text:p>
          </table:table-cell>
          <table:table-cell office:value-type="float" office:value="21.3196875" calcext:value-type="float">
            <text:p>21.3196875</text:p>
          </table:table-cell>
          <table:table-cell office:value-type="float" office:value="21.5278125" calcext:value-type="float">
            <text:p>21.5278125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/>
          <table:table-cell office:value-type="float" office:value="1554337129.31742" calcext:value-type="float">
            <text:p>1554337129.31742</text:p>
          </table:table-cell>
          <table:table-cell office:value-type="float" office:value="0.0288827419281006" calcext:value-type="float">
            <text:p>0.028882741928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436458639202" calcext:value-type="float">
            <text:p>2.17436458639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89896088429191" calcext:value-type="float">
            <text:p>-0.389896088429191</text:p>
          </table:table-cell>
          <table:table-cell office:value-type="float" office:value="21.70125" calcext:value-type="float">
            <text:p>21.70125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1.42375" calcext:value-type="float">
            <text:p>21.42375</text:p>
          </table:table-cell>
        </table:table-row>
        <table:table-row table:style-name="ro1">
          <table:table-cell/>
          <table:table-cell office:value-type="float" office:value="1554337129.34666" calcext:value-type="float">
            <text:p>1554337129.34666</text:p>
          </table:table-cell>
          <table:table-cell office:value-type="float" office:value="0.0292389392852783" calcext:value-type="float">
            <text:p>0.029238939285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457771658799" calcext:value-type="float">
            <text:p>2.15457771658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76730082817771" calcext:value-type="float">
            <text:p>-0.676730082817771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1.4584375" calcext:value-type="float">
            <text:p>21.4584375</text:p>
          </table:table-cell>
        </table:table-row>
        <table:table-row table:style-name="ro1">
          <table:table-cell/>
          <table:table-cell office:value-type="float" office:value="1554337129.37588" calcext:value-type="float">
            <text:p>1554337129.37588</text:p>
          </table:table-cell>
          <table:table-cell office:value-type="float" office:value="0.029219388961792" calcext:value-type="float">
            <text:p>0.029219388961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031998808927" calcext:value-type="float">
            <text:p>2.15031998808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45715863678349" calcext:value-type="float">
            <text:p>-0.145715863678349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1.6665625" calcext:value-type="float">
            <text:p>21.6665625</text:p>
          </table:table-cell>
          <table:table-cell office:value-type="float" office:value="21.0075" calcext:value-type="float">
            <text:p>21.0075</text:p>
          </table:table-cell>
        </table:table-row>
        <table:table-row table:style-name="ro1">
          <table:table-cell/>
          <table:table-cell office:value-type="float" office:value="1554337129.40512" calcext:value-type="float">
            <text:p>1554337129.40512</text:p>
          </table:table-cell>
          <table:table-cell office:value-type="float" office:value="0.0292448997497559" calcext:value-type="float">
            <text:p>0.029244899749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766840084098" calcext:value-type="float">
            <text:p>2.13766840084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32608330223454" calcext:value-type="float">
            <text:p>-0.432608330223454</text:p>
          </table:table-cell>
          <table:table-cell office:value-type="float" office:value="21.285" calcext:value-type="float">
            <text:p>21.285</text:p>
          </table:table-cell>
          <table:table-cell office:value-type="float" office:value="21.354375" calcext:value-type="float">
            <text:p>21.354375</text:p>
          </table:table-cell>
          <table:table-cell office:value-type="float" office:value="20.9034375" calcext:value-type="float">
            <text:p>20.9034375</text:p>
          </table:table-cell>
        </table:table-row>
        <table:table-row table:style-name="ro1">
          <table:table-cell/>
          <table:table-cell office:value-type="float" office:value="1554337129.43455" calcext:value-type="float">
            <text:p>1554337129.43455</text:p>
          </table:table-cell>
          <table:table-cell office:value-type="float" office:value="0.0294334888458252" calcext:value-type="float">
            <text:p>0.029433488845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087004183646" calcext:value-type="float">
            <text:p>2.14087004183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8775450041083" calcext:value-type="float">
            <text:p>0.108775450041083</text:p>
          </table:table-cell>
          <table:table-cell office:value-type="float" office:value="21.6665625" calcext:value-type="float">
            <text:p>21.6665625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1.354375" calcext:value-type="float">
            <text:p>21.354375</text:p>
          </table:table-cell>
        </table:table-row>
        <table:table-row table:style-name="ro1">
          <table:table-cell/>
          <table:table-cell office:value-type="float" office:value="1554337129.4642" calcext:value-type="float">
            <text:p>1554337129.4642</text:p>
          </table:table-cell>
          <table:table-cell office:value-type="float" office:value="0.0296554565429688" calcext:value-type="float">
            <text:p>0.029655456542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546846119991" calcext:value-type="float">
            <text:p>2.13546846119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82144578645441" calcext:value-type="float">
            <text:p>-0.182144578645441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1.8746875" calcext:value-type="float">
            <text:p>21.8746875</text:p>
          </table:table-cell>
        </table:table-row>
        <table:table-row table:style-name="ro1">
          <table:table-cell/>
          <table:table-cell office:value-type="float" office:value="1554337129.49371" calcext:value-type="float">
            <text:p>1554337129.49371</text:p>
          </table:table-cell>
          <table:table-cell office:value-type="float" office:value="0.0295100212097168" calcext:value-type="float">
            <text:p>0.029510021209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155041715971" calcext:value-type="float">
            <text:p>2.12155041715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71637886712762" calcext:value-type="float">
            <text:p>-0.471637886712762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1.493125" calcext:value-type="float">
            <text:p>21.493125</text:p>
          </table:table-cell>
          <table:table-cell office:value-type="float" office:value="21.076875" calcext:value-type="float">
            <text:p>21.076875</text:p>
          </table:table-cell>
        </table:table-row>
        <table:table-row table:style-name="ro1">
          <table:table-cell/>
          <table:table-cell office:value-type="float" office:value="1554337129.52253" calcext:value-type="float">
            <text:p>1554337129.52253</text:p>
          </table:table-cell>
          <table:table-cell office:value-type="float" office:value="0.0288186073303223" calcext:value-type="float">
            <text:p>0.028818607330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341888203278" calcext:value-type="float">
            <text:p>2.12341888203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8353631963968" calcext:value-type="float">
            <text:p>0.064835363196397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1.5971875" calcext:value-type="float">
            <text:p>21.5971875</text:p>
          </table:table-cell>
          <table:table-cell office:value-type="float" office:value="20.9728125" calcext:value-type="float">
            <text:p>20.9728125</text:p>
          </table:table-cell>
        </table:table-row>
        <table:table-row table:style-name="ro1">
          <table:table-cell/>
          <table:table-cell office:value-type="float" office:value="1554337129.55207" calcext:value-type="float">
            <text:p>1554337129.55207</text:p>
          </table:table-cell>
          <table:table-cell office:value-type="float" office:value="0.029550313949585" calcext:value-type="float">
            <text:p>0.029550313949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676848882544" calcext:value-type="float">
            <text:p>2.11676848882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25053216649032" calcext:value-type="float">
            <text:p>-0.225053216649032</text:p>
          </table:table-cell>
          <table:table-cell office:value-type="float" office:value="21.42375" calcext:value-type="float">
            <text:p>21.42375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1.42375" calcext:value-type="float">
            <text:p>21.42375</text:p>
          </table:table-cell>
        </table:table-row>
        <table:table-row table:style-name="ro1">
          <table:table-cell/>
          <table:table-cell office:value-type="float" office:value="1554337129.58144" calcext:value-type="float">
            <text:p>1554337129.58144</text:p>
          </table:table-cell>
          <table:table-cell office:value-type="float" office:value="0.0293674468994141" calcext:value-type="float">
            <text:p>0.029367446899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640848210487" calcext:value-type="float">
            <text:p>2.12640848210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8254386990074" calcext:value-type="float">
            <text:p>0.328254386990074</text:p>
          </table:table-cell>
          <table:table-cell office:value-type="float" office:value="21.3196875" calcext:value-type="float">
            <text:p>21.3196875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1.8746875" calcext:value-type="float">
            <text:p>21.8746875</text:p>
          </table:table-cell>
        </table:table-row>
        <table:table-row table:style-name="ro1">
          <table:table-cell/>
          <table:table-cell office:value-type="float" office:value="1554337129.62687" calcext:value-type="float">
            <text:p>1554337129.62687</text:p>
          </table:table-cell>
          <table:table-cell office:value-type="float" office:value="0.0454332828521729" calcext:value-type="float">
            <text:p>0.045433282852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107251941544" calcext:value-type="float">
            <text:p>2.12107251941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7446117789741" calcext:value-type="float">
            <text:p>-0.117446117789741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0.9728125" calcext:value-type="float">
            <text:p>20.9728125</text:p>
          </table:table-cell>
        </table:table-row>
        <table:table-row table:style-name="ro1">
          <table:table-cell/>
          <table:table-cell office:value-type="float" office:value="1554337129.65765" calcext:value-type="float">
            <text:p>1554337129.65765</text:p>
          </table:table-cell>
          <table:table-cell office:value-type="float" office:value="0.0307836532592773" calcext:value-type="float">
            <text:p>0.030783653259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816081609739" calcext:value-type="float">
            <text:p>2.10816081609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19433756263252" calcext:value-type="float">
            <text:p>-0.419433756263252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1.7359375" calcext:value-type="float">
            <text:p>21.7359375</text:p>
          </table:table-cell>
          <table:table-cell office:value-type="float" office:value="20.6953125" calcext:value-type="float">
            <text:p>20.6953125</text:p>
          </table:table-cell>
        </table:table-row>
        <table:table-row table:style-name="ro1">
          <table:table-cell/>
          <table:table-cell office:value-type="float" office:value="1554337129.68669" calcext:value-type="float">
            <text:p>1554337129.68669</text:p>
          </table:table-cell>
          <table:table-cell office:value-type="float" office:value="0.0290477275848389" calcext:value-type="float">
            <text:p>0.029047727584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206849580141" calcext:value-type="float">
            <text:p>2.11206849580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4526175674414" calcext:value-type="float">
            <text:p>0.134526175674414</text:p>
          </table:table-cell>
          <table:table-cell office:value-type="float" office:value="21.3890625" calcext:value-type="float">
            <text:p>21.3890625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1.076875" calcext:value-type="float">
            <text:p>21.076875</text:p>
          </table:table-cell>
        </table:table-row>
        <table:table-row table:style-name="ro1">
          <table:table-cell/>
          <table:table-cell office:value-type="float" office:value="1554337129.71645" calcext:value-type="float">
            <text:p>1554337129.71645</text:p>
          </table:table-cell>
          <table:table-cell office:value-type="float" office:value="0.0297627449035645" calcext:value-type="float">
            <text:p>0.029762744903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738246019591" calcext:value-type="float">
            <text:p>2.10738246019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7446351829553" calcext:value-type="float">
            <text:p>-0.157446351829553</text:p>
          </table:table-cell>
          <table:table-cell office:value-type="float" office:value="21.42375" calcext:value-type="float">
            <text:p>21.42375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1.5625" calcext:value-type="float">
            <text:p>21.5625</text:p>
          </table:table-cell>
        </table:table-row>
        <table:table-row table:style-name="ro1">
          <table:table-cell/>
          <table:table-cell office:value-type="float" office:value="1554337129.74624" calcext:value-type="float">
            <text:p>1554337129.74624</text:p>
          </table:table-cell>
          <table:table-cell office:value-type="float" office:value="0.0297920703887939" calcext:value-type="float">
            <text:p>0.029792070388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982714327994" calcext:value-type="float">
            <text:p>2.11982714327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7717967285136" calcext:value-type="float">
            <text:p>0.417717967285136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1.3196875" calcext:value-type="float">
            <text:p>21.3196875</text:p>
          </table:table-cell>
        </table:table-row>
        <table:table-row table:style-name="ro1">
          <table:table-cell/>
          <table:table-cell office:value-type="float" office:value="1554337129.77522" calcext:value-type="float">
            <text:p>1554337129.77522</text:p>
          </table:table-cell>
          <table:table-cell office:value-type="float" office:value="0.0289754867553711" calcext:value-type="float">
            <text:p>0.028975486755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36944563596" calcext:value-type="float">
            <text:p>2.1236944563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3468442214945" calcext:value-type="float">
            <text:p>0.133468442214945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1.770625" calcext:value-type="float">
            <text:p>21.770625</text:p>
          </table:table-cell>
          <table:table-cell office:value-type="float" office:value="20.8340625" calcext:value-type="float">
            <text:p>20.8340625</text:p>
          </table:table-cell>
        </table:table-row>
        <table:table-row table:style-name="ro1">
          <table:table-cell/>
          <table:table-cell office:value-type="float" office:value="1554337129.80472" calcext:value-type="float">
            <text:p>1554337129.80472</text:p>
          </table:table-cell>
          <table:table-cell office:value-type="float" office:value="0.0295047760009766" calcext:value-type="float">
            <text:p>0.029504776000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909249582497" calcext:value-type="float">
            <text:p>2.11909249582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5973410354635" calcext:value-type="float">
            <text:p>-0.155973410354635</text:p>
          </table:table-cell>
          <table:table-cell office:value-type="float" office:value="21.3890625" calcext:value-type="float">
            <text:p>21.3890625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0.8340625" calcext:value-type="float">
            <text:p>20.8340625</text:p>
          </table:table-cell>
        </table:table-row>
        <table:table-row table:style-name="ro1">
          <table:table-cell/>
          <table:table-cell office:value-type="float" office:value="1554337129.83409" calcext:value-type="float">
            <text:p>1554337129.83409</text:p>
          </table:table-cell>
          <table:table-cell office:value-type="float" office:value="0.0293705463409424" calcext:value-type="float">
            <text:p>0.029370546340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604908113309" calcext:value-type="float">
            <text:p>2.10604908113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44098469959279" calcext:value-type="float">
            <text:p>-0.444098469959279</text:p>
          </table:table-cell>
          <table:table-cell office:value-type="float" office:value="21.7359375" calcext:value-type="float">
            <text:p>21.7359375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1.493125" calcext:value-type="float">
            <text:p>21.493125</text:p>
          </table:table-cell>
        </table:table-row>
        <table:table-row table:style-name="ro1">
          <table:table-cell/>
          <table:table-cell office:value-type="float" office:value="1554337129.86331" calcext:value-type="float">
            <text:p>1554337129.86331</text:p>
          </table:table-cell>
          <table:table-cell office:value-type="float" office:value="0.0292291641235352" calcext:value-type="float">
            <text:p>0.029229164123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976730855376" calcext:value-type="float">
            <text:p>2.10976730855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7209502295278" calcext:value-type="float">
            <text:p>0.127209502295278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1.631875" calcext:value-type="float">
            <text:p>21.631875</text:p>
          </table:table-cell>
        </table:table-row>
        <table:table-row table:style-name="ro1">
          <table:table-cell/>
          <table:table-cell office:value-type="float" office:value="1554337129.89252" calcext:value-type="float">
            <text:p>1554337129.89252</text:p>
          </table:table-cell>
          <table:table-cell office:value-type="float" office:value="0.0292062759399414" calcext:value-type="float">
            <text:p>0.029206275939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511463008249" calcext:value-type="float">
            <text:p>2.10511463008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9304064675547" calcext:value-type="float">
            <text:p>-0.159304064675547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1.5278125" calcext:value-type="float">
            <text:p>21.5278125</text:p>
          </table:table-cell>
          <table:table-cell office:value-type="float" office:value="20.8340625" calcext:value-type="float">
            <text:p>20.8340625</text:p>
          </table:table-cell>
        </table:table-row>
        <table:table-row table:style-name="ro1">
          <table:table-cell/>
          <table:table-cell office:value-type="float" office:value="1554337129.92238" calcext:value-type="float">
            <text:p>1554337129.92238</text:p>
          </table:table-cell>
          <table:table-cell office:value-type="float" office:value="0.0298700332641602" calcext:value-type="float">
            <text:p>0.02987003326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801323286695" calcext:value-type="float">
            <text:p>2.11801323286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824185476823" calcext:value-type="float">
            <text:p>0.431824185476823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1.5971875" calcext:value-type="float">
            <text:p>21.5971875</text:p>
          </table:table-cell>
          <table:table-cell office:value-type="float" office:value="21.0421875" calcext:value-type="float">
            <text:p>21.0421875</text:p>
          </table:table-cell>
        </table:table-row>
        <table:table-row table:style-name="ro1">
          <table:table-cell/>
          <table:table-cell office:value-type="float" office:value="1554337129.95245" calcext:value-type="float">
            <text:p>1554337129.95245</text:p>
          </table:table-cell>
          <table:table-cell office:value-type="float" office:value="0.0300664901733398" calcext:value-type="float">
            <text:p>0.03006649017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212849101072" calcext:value-type="float">
            <text:p>2.1221284910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6871916876359" calcext:value-type="float">
            <text:p>0.136871916876359</text:p>
          </table:table-cell>
          <table:table-cell office:value-type="float" office:value="21.4584375" calcext:value-type="float">
            <text:p>21.4584375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1.215625" calcext:value-type="float">
            <text:p>21.215625</text:p>
          </table:table-cell>
        </table:table-row>
        <table:table-row table:style-name="ro1">
          <table:table-cell/>
          <table:table-cell office:value-type="float" office:value="1554337129.982" calcext:value-type="float">
            <text:p>1554337129.982</text:p>
          </table:table-cell>
          <table:table-cell office:value-type="float" office:value="0.0295531749725342" calcext:value-type="float">
            <text:p>0.029553174972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76055333381" calcext:value-type="float">
            <text:p>2.1176055333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3044729604201" calcext:value-type="float">
            <text:p>-0.153044729604201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1.8053125" calcext:value-type="float">
            <text:p>21.8053125</text:p>
          </table:table-cell>
        </table:table-row>
        <table:table-row table:style-name="ro1">
          <table:table-cell/>
          <table:table-cell office:value-type="float" office:value="1554337130.01151" calcext:value-type="float">
            <text:p>1554337130.01151</text:p>
          </table:table-cell>
          <table:table-cell office:value-type="float" office:value="0.0295164585113525" calcext:value-type="float">
            <text:p>0.029516458511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454151374721" calcext:value-type="float">
            <text:p>2.10454151374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42601187600569" calcext:value-type="float">
            <text:p>-0.442601187600569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1.3196875" calcext:value-type="float">
            <text:p>21.3196875</text:p>
          </table:table-cell>
          <table:table-cell office:value-type="float" office:value="21.285" calcext:value-type="float">
            <text:p>21.285</text:p>
          </table:table-cell>
        </table:table-row>
        <table:table-row table:style-name="ro1">
          <table:table-cell/>
          <table:table-cell office:value-type="float" office:value="1554337130.04252" calcext:value-type="float">
            <text:p>1554337130.04252</text:p>
          </table:table-cell>
          <table:table-cell office:value-type="float" office:value="0.0310120582580566" calcext:value-type="float">
            <text:p>0.031012058258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009459859715" calcext:value-type="float">
            <text:p>2.11009459859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9062118474418" calcext:value-type="float">
            <text:p>0.179062118474418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1.5625" calcext:value-type="float">
            <text:p>21.5625</text:p>
          </table:table-cell>
          <table:table-cell office:value-type="float" office:value="20.9034375" calcext:value-type="float">
            <text:p>20.9034375</text:p>
          </table:table-cell>
        </table:table-row>
        <table:table-row table:style-name="ro1">
          <table:table-cell/>
          <table:table-cell office:value-type="float" office:value="1554337130.07251" calcext:value-type="float">
            <text:p>1554337130.07251</text:p>
          </table:table-cell>
          <table:table-cell office:value-type="float" office:value="0.0299897193908691" calcext:value-type="float">
            <text:p>0.029989719390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664167141344" calcext:value-type="float">
            <text:p>2.10664167141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5137028750009" calcext:value-type="float">
            <text:p>-0.115137028750009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1.493125" calcext:value-type="float">
            <text:p>21.493125</text:p>
          </table:table-cell>
          <table:table-cell office:value-type="float" office:value="21.076875" calcext:value-type="float">
            <text:p>21.076875</text:p>
          </table:table-cell>
        </table:table-row>
        <table:table-row table:style-name="ro1">
          <table:table-cell/>
          <table:table-cell office:value-type="float" office:value="1554337130.10182" calcext:value-type="float">
            <text:p>1554337130.10182</text:p>
          </table:table-cell>
          <table:table-cell office:value-type="float" office:value="0.0293111801147461" calcext:value-type="float">
            <text:p>0.029311180114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9483865403183" calcext:value-type="float">
            <text:p>2.09483865403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02679705675668" calcext:value-type="float">
            <text:p>-0.402679705675668</text:p>
          </table:table-cell>
          <table:table-cell office:value-type="float" office:value="21.354375" calcext:value-type="float">
            <text:p>21.354375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1.3890625" calcext:value-type="float">
            <text:p>21.3890625</text:p>
          </table:table-cell>
        </table:table-row>
        <table:table-row table:style-name="ro1">
          <table:table-cell/>
          <table:table-cell office:value-type="float" office:value="1554337130.13114" calcext:value-type="float">
            <text:p>1554337130.13114</text:p>
          </table:table-cell>
          <table:table-cell office:value-type="float" office:value="0.0293269157409668" calcext:value-type="float">
            <text:p>0.029326915740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049193995312" calcext:value-type="float">
            <text:p>2.10049193995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2767830453964" calcext:value-type="float">
            <text:p>0.192767830453964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2.0828125" calcext:value-type="float">
            <text:p>22.0828125</text:p>
          </table:table-cell>
        </table:table-row>
        <table:table-row table:style-name="ro1">
          <table:table-cell/>
          <table:table-cell office:value-type="float" office:value="1554337130.16023" calcext:value-type="float">
            <text:p>1554337130.16023</text:p>
          </table:table-cell>
          <table:table-cell office:value-type="float" office:value="0.0290956497192383" calcext:value-type="float">
            <text:p>0.029095649719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9779592269749" calcext:value-type="float">
            <text:p>2.09779592269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2660493291764" calcext:value-type="float">
            <text:p>-0.092660493291764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1.4584375" calcext:value-type="float">
            <text:p>21.4584375</text:p>
          </table:table-cell>
          <table:table-cell office:value-type="float" office:value="21.076875" calcext:value-type="float">
            <text:p>21.076875</text:p>
          </table:table-cell>
        </table:table-row>
        <table:table-row table:style-name="ro1">
          <table:table-cell/>
          <table:table-cell office:value-type="float" office:value="1554337130.18971" calcext:value-type="float">
            <text:p>1554337130.18971</text:p>
          </table:table-cell>
          <table:table-cell office:value-type="float" office:value="0.0294857025146484" calcext:value-type="float">
            <text:p>0.029485702514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293836851053" calcext:value-type="float">
            <text:p>2.11293836851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3552146350194" calcext:value-type="float">
            <text:p>0.513552146350194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1.5971875" calcext:value-type="float">
            <text:p>21.5971875</text:p>
          </table:table-cell>
          <table:table-cell office:value-type="float" office:value="21.0421875" calcext:value-type="float">
            <text:p>21.0421875</text:p>
          </table:table-cell>
        </table:table-row>
        <table:table-row table:style-name="ro1">
          <table:table-cell/>
          <table:table-cell office:value-type="float" office:value="1554337130.21951" calcext:value-type="float">
            <text:p>1554337130.21951</text:p>
          </table:table-cell>
          <table:table-cell office:value-type="float" office:value="0.029794454574585" calcext:value-type="float">
            <text:p>0.029794454574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953094418212" calcext:value-type="float">
            <text:p>2.11953094418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1268546973516" calcext:value-type="float">
            <text:p>0.221268546973516</text:p>
          </table:table-cell>
          <table:table-cell office:value-type="float" office:value="21.3196875" calcext:value-type="float">
            <text:p>21.3196875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1.285" calcext:value-type="float">
            <text:p>21.285</text:p>
          </table:table-cell>
        </table:table-row>
        <table:table-row table:style-name="ro1">
          <table:table-cell/>
          <table:table-cell office:value-type="float" office:value="1554337130.24952" calcext:value-type="float">
            <text:p>1554337130.24952</text:p>
          </table:table-cell>
          <table:table-cell office:value-type="float" office:value="0.0300226211547852" calcext:value-type="float">
            <text:p>0.030022621154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733168610973" calcext:value-type="float">
            <text:p>2.11733168610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32533665549268" calcext:value-type="float">
            <text:p>-0.073253366554927</text:p>
          </table:table-cell>
          <table:table-cell office:value-type="float" office:value="21.4584375" calcext:value-type="float">
            <text:p>21.4584375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1.631875" calcext:value-type="float">
            <text:p>21.631875</text:p>
          </table:table-cell>
        </table:table-row>
        <table:table-row table:style-name="ro1">
          <table:table-cell/>
          <table:table-cell office:value-type="float" office:value="1554337130.27919" calcext:value-type="float">
            <text:p>1554337130.27919</text:p>
          </table:table-cell>
          <table:table-cell office:value-type="float" office:value="0.0296704769134522" calcext:value-type="float">
            <text:p>0.029670476913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652211585386" calcext:value-type="float">
            <text:p>2.10652211585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64320745075892" calcext:value-type="float">
            <text:p>-0.364320745075892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1.493125" calcext:value-type="float">
            <text:p>21.493125</text:p>
          </table:table-cell>
        </table:table-row>
        <table:table-row table:style-name="ro1">
          <table:table-cell/>
          <table:table-cell office:value-type="float" office:value="1554337130.30901" calcext:value-type="float">
            <text:p>1554337130.30901</text:p>
          </table:table-cell>
          <table:table-cell office:value-type="float" office:value="0.0298223495483398" calcext:value-type="float">
            <text:p>0.02982234954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417563674026" calcext:value-type="float">
            <text:p>2.11417563674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6637086021361" calcext:value-type="float">
            <text:p>0.256637086021361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1.5625" calcext:value-type="float">
            <text:p>21.5625</text:p>
          </table:table-cell>
          <table:table-cell office:value-type="float" office:value="20.9728125" calcext:value-type="float">
            <text:p>20.9728125</text:p>
          </table:table-cell>
        </table:table-row>
        <table:table-row table:style-name="ro1">
          <table:table-cell/>
          <table:table-cell office:value-type="float" office:value="1554337130.33808" calcext:value-type="float">
            <text:p>1554337130.33808</text:p>
          </table:table-cell>
          <table:table-cell office:value-type="float" office:value="0.0290710926055908" calcext:value-type="float">
            <text:p>0.029071092605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334564738199" calcext:value-type="float">
            <text:p>2.11334564738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8550332439485" calcext:value-type="float">
            <text:p>-0.028550332439485</text:p>
          </table:table-cell>
          <table:table-cell office:value-type="float" office:value="21.285" calcext:value-type="float">
            <text:p>21.285</text:p>
          </table:table-cell>
          <table:table-cell office:value-type="float" office:value="21.3196875" calcext:value-type="float">
            <text:p>21.3196875</text:p>
          </table:table-cell>
          <table:table-cell office:value-type="float" office:value="21.0421875" calcext:value-type="float">
            <text:p>21.0421875</text:p>
          </table:table-cell>
        </table:table-row>
        <table:table-row table:style-name="ro1">
          <table:table-cell/>
          <table:table-cell office:value-type="float" office:value="1554337130.36801" calcext:value-type="float">
            <text:p>1554337130.36801</text:p>
          </table:table-cell>
          <table:table-cell office:value-type="float" office:value="0.0299282073974609" calcext:value-type="float">
            <text:p>0.029928207397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370439367485" calcext:value-type="float">
            <text:p>2.10370439367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22146047008577" calcext:value-type="float">
            <text:p>-0.322146047008577</text:p>
          </table:table-cell>
          <table:table-cell office:value-type="float" office:value="21.493125" calcext:value-type="float">
            <text:p>21.493125</text:p>
          </table:table-cell>
          <table:table-cell office:value-type="float" office:value="20.7646875" calcext:value-type="float">
            <text:p>20.7646875</text:p>
          </table:table-cell>
          <table:table-cell office:value-type="float" office:value="21.3890625" calcext:value-type="float">
            <text:p>21.3890625</text:p>
          </table:table-cell>
        </table:table-row>
        <table:table-row table:style-name="ro1">
          <table:table-cell/>
          <table:table-cell office:value-type="float" office:value="1554337130.3968" calcext:value-type="float">
            <text:p>1554337130.3968</text:p>
          </table:table-cell>
          <table:table-cell office:value-type="float" office:value="0.028792142868042" calcext:value-type="float">
            <text:p>0.028792142868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190885936612" calcext:value-type="float">
            <text:p>2.11190885936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4955021544276" calcext:value-type="float">
            <text:p>0.284955021544276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1.770625" calcext:value-type="float">
            <text:p>21.770625</text:p>
          </table:table-cell>
        </table:table-row>
        <table:table-row table:style-name="ro1">
          <table:table-cell/>
          <table:table-cell office:value-type="float" office:value="1554337130.42596" calcext:value-type="float">
            <text:p>1554337130.42596</text:p>
          </table:table-cell>
          <table:table-cell office:value-type="float" office:value="0.0291666984558106" calcext:value-type="float">
            <text:p>0.029166698455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187472586162" calcext:value-type="float">
            <text:p>2.11187472586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17029030722526" calcext:value-type="float">
            <text:p>-0.001170290307225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1.493125" calcext:value-type="float">
            <text:p>21.493125</text:p>
          </table:table-cell>
          <table:table-cell office:value-type="float" office:value="20.9728125" calcext:value-type="float">
            <text:p>20.9728125</text:p>
          </table:table-cell>
        </table:table-row>
        <table:table-row table:style-name="ro1">
          <table:table-cell/>
          <table:table-cell office:value-type="float" office:value="1554337130.45527" calcext:value-type="float">
            <text:p>1554337130.45527</text:p>
          </table:table-cell>
          <table:table-cell office:value-type="float" office:value="0.0293145179748535" calcext:value-type="float">
            <text:p>0.029314517974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341028450757" calcext:value-type="float">
            <text:p>2.10341028450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88745711640538" calcext:value-type="float">
            <text:p>-0.288745711640538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1.42375" calcext:value-type="float">
            <text:p>21.42375</text:p>
          </table:table-cell>
          <table:table-cell office:value-type="float" office:value="21.0075" calcext:value-type="float">
            <text:p>21.0075</text:p>
          </table:table-cell>
        </table:table-row>
        <table:table-row table:style-name="ro1">
          <table:table-cell/>
          <table:table-cell office:value-type="float" office:value="1554337130.48432" calcext:value-type="float">
            <text:p>1554337130.48432</text:p>
          </table:table-cell>
          <table:table-cell office:value-type="float" office:value="0.0290491580963135" calcext:value-type="float">
            <text:p>0.029049158096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303910567241" calcext:value-type="float">
            <text:p>2.11303910567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1466445014175" calcext:value-type="float">
            <text:p>0.331466445014175</text:p>
          </table:table-cell>
          <table:table-cell office:value-type="float" office:value="21.5971875" calcext:value-type="float">
            <text:p>21.5971875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1.42375" calcext:value-type="float">
            <text:p>21.42375</text:p>
          </table:table-cell>
        </table:table-row>
        <table:table-row table:style-name="ro1">
          <table:table-cell/>
          <table:table-cell office:value-type="float" office:value="1554337130.51353" calcext:value-type="float">
            <text:p>1554337130.51353</text:p>
          </table:table-cell>
          <table:table-cell office:value-type="float" office:value="0.0292124748229981" calcext:value-type="float">
            <text:p>0.02921247482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435051404942" calcext:value-type="float">
            <text:p>2.11435051404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8920670005641" calcext:value-type="float">
            <text:p>0.044892067000564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1.70125" calcext:value-type="float">
            <text:p>21.70125</text:p>
          </table:table-cell>
        </table:table-row>
        <table:table-row table:style-name="ro1">
          <table:table-cell/>
          <table:table-cell office:value-type="float" office:value="1554337130.54343" calcext:value-type="float">
            <text:p>1554337130.54343</text:p>
          </table:table-cell>
          <table:table-cell office:value-type="float" office:value="0.0299065113067627" calcext:value-type="float">
            <text:p>0.029906511306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691902086286" calcext:value-type="float">
            <text:p>2.10691902086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8490808918778" calcext:value-type="float">
            <text:p>-0.248490808918778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1.42375" calcext:value-type="float">
            <text:p>21.42375</text:p>
          </table:table-cell>
          <table:table-cell office:value-type="float" office:value="21.0075" calcext:value-type="float">
            <text:p>21.0075</text:p>
          </table:table-cell>
        </table:table-row>
        <table:table-row table:style-name="ro1">
          <table:table-cell/>
          <table:table-cell office:value-type="float" office:value="1554337130.57265" calcext:value-type="float">
            <text:p>1554337130.57265</text:p>
          </table:table-cell>
          <table:table-cell office:value-type="float" office:value="0.02921462059021" calcext:value-type="float">
            <text:p>0.02921462059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811351696104" calcext:value-type="float">
            <text:p>2.11811351696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3181293202731" calcext:value-type="float">
            <text:p>0.383181293202731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1.631875" calcext:value-type="float">
            <text:p>21.631875</text:p>
          </table:table-cell>
          <table:table-cell office:value-type="float" office:value="20.9034375" calcext:value-type="float">
            <text:p>20.9034375</text:p>
          </table:table-cell>
        </table:table-row>
        <table:table-row table:style-name="ro1">
          <table:table-cell/>
          <table:table-cell office:value-type="float" office:value="1554337130.60244" calcext:value-type="float">
            <text:p>1554337130.60244</text:p>
          </table:table-cell>
          <table:table-cell office:value-type="float" office:value="0.0297989845275879" calcext:value-type="float">
            <text:p>0.029798984527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082085170069" calcext:value-type="float">
            <text:p>2.12082085170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8532549870933" calcext:value-type="float">
            <text:p>0.090853254987093</text:p>
          </table:table-cell>
          <table:table-cell office:value-type="float" office:value="21.3890625" calcext:value-type="float">
            <text:p>21.3890625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1.14625" calcext:value-type="float">
            <text:p>21.14625</text:p>
          </table:table-cell>
        </table:table-row>
        <table:table-row table:style-name="ro1">
          <table:table-cell/>
          <table:table-cell office:value-type="float" office:value="1554337130.6319" calcext:value-type="float">
            <text:p>1554337130.6319</text:p>
          </table:table-cell>
          <table:table-cell office:value-type="float" office:value="0.0294582843780518" calcext:value-type="float">
            <text:p>0.029458284378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49842077363" calcext:value-type="float">
            <text:p>2.1149842077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98132514761594" calcext:value-type="float">
            <text:p>-0.198132514761594</text:p>
          </table:table-cell>
          <table:table-cell office:value-type="float" office:value="21.285" calcext:value-type="float">
            <text:p>21.285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1.70125" calcext:value-type="float">
            <text:p>21.70125</text:p>
          </table:table-cell>
        </table:table-row>
        <table:table-row table:style-name="ro1">
          <table:table-cell/>
          <table:table-cell office:value-type="float" office:value="1554337130.66124" calcext:value-type="float">
            <text:p>1554337130.66124</text:p>
          </table:table-cell>
          <table:table-cell office:value-type="float" office:value="0.0293445587158203" calcext:value-type="float">
            <text:p>0.02934455871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802765607359" calcext:value-type="float">
            <text:p>2.12802765607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492911398172" calcext:value-type="float">
            <text:p>0.444492911398172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1.4584375" calcext:value-type="float">
            <text:p>21.4584375</text:p>
          </table:table-cell>
          <table:table-cell office:value-type="float" office:value="21.1809375" calcext:value-type="float">
            <text:p>21.1809375</text:p>
          </table:table-cell>
        </table:table-row>
        <table:table-row table:style-name="ro1">
          <table:table-cell/>
          <table:table-cell office:value-type="float" office:value="1554337130.69071" calcext:value-type="float">
            <text:p>1554337130.69071</text:p>
          </table:table-cell>
          <table:table-cell office:value-type="float" office:value="0.0294742584228516" calcext:value-type="float">
            <text:p>0.029474258422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260649497832" calcext:value-type="float">
            <text:p>2.13260649497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5350436269998" calcext:value-type="float">
            <text:p>0.155350436269998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1.770625" calcext:value-type="float">
            <text:p>21.770625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/>
          <table:table-cell office:value-type="float" office:value="1554337130.71986" calcext:value-type="float">
            <text:p>1554337130.71986</text:p>
          </table:table-cell>
          <table:table-cell office:value-type="float" office:value="0.0291461944580078" calcext:value-type="float">
            <text:p>0.029146194458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88007676129" calcext:value-type="float">
            <text:p>2.1288007676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30573731363059" calcext:value-type="float">
            <text:p>-0.130573731363059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1.1115625" calcext:value-type="float">
            <text:p>21.1115625</text:p>
          </table:table-cell>
        </table:table-row>
        <table:table-row table:style-name="ro1">
          <table:table-cell/>
          <table:table-cell office:value-type="float" office:value="1554337130.74911" calcext:value-type="float">
            <text:p>1554337130.74911</text:p>
          </table:table-cell>
          <table:table-cell office:value-type="float" office:value="0.029261589050293" calcext:value-type="float">
            <text:p>0.029261589050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658025252032" calcext:value-type="float">
            <text:p>2.11658025252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17629919946433" calcext:value-type="float">
            <text:p>-0.417629919946433</text:p>
          </table:table-cell>
          <table:table-cell office:value-type="float" office:value="21.3890625" calcext:value-type="float">
            <text:p>21.3890625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1.631875" calcext:value-type="float">
            <text:p>21.631875</text:p>
          </table:table-cell>
        </table:table-row>
        <table:table-row table:style-name="ro1">
          <table:table-cell/>
          <table:table-cell office:value-type="float" office:value="1554337130.77907" calcext:value-type="float">
            <text:p>1554337130.77907</text:p>
          </table:table-cell>
          <table:table-cell office:value-type="float" office:value="0.0299623012542725" calcext:value-type="float">
            <text:p>0.029962301254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398382644132" calcext:value-type="float">
            <text:p>2.12398382644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7096304725518" calcext:value-type="float">
            <text:p>0.247096304725518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1.631875" calcext:value-type="float">
            <text:p>21.631875</text:p>
          </table:table-cell>
        </table:table-row>
        <table:table-row table:style-name="ro1">
          <table:table-cell/>
          <table:table-cell office:value-type="float" office:value="1554337130.80962" calcext:value-type="float">
            <text:p>1554337130.80962</text:p>
          </table:table-cell>
          <table:table-cell office:value-type="float" office:value="0.0305452346801758" calcext:value-type="float">
            <text:p>0.030545234680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237859959982" calcext:value-type="float">
            <text:p>2.12237859959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25524474870059" calcext:value-type="float">
            <text:p>-0.052552447487006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1.493125" calcext:value-type="float">
            <text:p>21.493125</text:p>
          </table:table-cell>
          <table:table-cell office:value-type="float" office:value="20.6259375" calcext:value-type="float">
            <text:p>20.6259375</text:p>
          </table:table-cell>
        </table:table-row>
        <table:table-row table:style-name="ro1">
          <table:table-cell/>
          <table:table-cell office:value-type="float" office:value="1554337130.84643" calcext:value-type="float">
            <text:p>1554337130.84643</text:p>
          </table:table-cell>
          <table:table-cell office:value-type="float" office:value="0.0368146896362305" calcext:value-type="float">
            <text:p>0.036814689636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714819488671" calcext:value-type="float">
            <text:p>2.10714819488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13704552818427" calcext:value-type="float">
            <text:p>-0.413704552818427</text:p>
          </table:table-cell>
          <table:table-cell office:value-type="float" office:value="21.285" calcext:value-type="float">
            <text:p>21.285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1.42375" calcext:value-type="float">
            <text:p>21.42375</text:p>
          </table:table-cell>
        </table:table-row>
        <table:table-row table:style-name="ro1">
          <table:table-cell/>
          <table:table-cell office:value-type="float" office:value="1554337130.87575" calcext:value-type="float">
            <text:p>1554337130.87575</text:p>
          </table:table-cell>
          <table:table-cell office:value-type="float" office:value="0.029327392578125" calcext:value-type="float">
            <text:p>0.029327392578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434738725985" calcext:value-type="float">
            <text:p>2.11434738725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5476728078011" calcext:value-type="float">
            <text:p>0.245476728078011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1.6665625" calcext:value-type="float">
            <text:p>21.6665625</text:p>
          </table:table-cell>
          <table:table-cell office:value-type="float" office:value="21.0075" calcext:value-type="float">
            <text:p>21.0075</text:p>
          </table:table-cell>
        </table:table-row>
        <table:table-row table:style-name="ro1">
          <table:table-cell/>
          <table:table-cell office:value-type="float" office:value="1554337130.90482" calcext:value-type="float">
            <text:p>1554337130.90482</text:p>
          </table:table-cell>
          <table:table-cell office:value-type="float" office:value="0.0290741920471191" calcext:value-type="float">
            <text:p>0.029074192047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319194700536" calcext:value-type="float">
            <text:p>2.11319194700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97410959042276" calcext:value-type="float">
            <text:p>-0.039741095904228</text:p>
          </table:table-cell>
          <table:table-cell office:value-type="float" office:value="21.285" calcext:value-type="float">
            <text:p>21.285</text:p>
          </table:table-cell>
          <table:table-cell office:value-type="float" office:value="21.354375" calcext:value-type="float">
            <text:p>21.354375</text:p>
          </table:table-cell>
          <table:table-cell office:value-type="float" office:value="20.86875" calcext:value-type="float">
            <text:p>20.86875</text:p>
          </table:table-cell>
        </table:table-row>
        <table:table-row table:style-name="ro1">
          <table:table-cell/>
          <table:table-cell office:value-type="float" office:value="1554337130.93394" calcext:value-type="float">
            <text:p>1554337130.93394</text:p>
          </table:table-cell>
          <table:table-cell office:value-type="float" office:value="0.0291202068328857" calcext:value-type="float">
            <text:p>0.029120206832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371593103771" calcext:value-type="float">
            <text:p>2.10371593103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25410324934837" calcext:value-type="float">
            <text:p>-0.325410324934837</text:p>
          </table:table-cell>
          <table:table-cell office:value-type="float" office:value="21.6665625" calcext:value-type="float">
            <text:p>21.6665625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1.354375" calcext:value-type="float">
            <text:p>21.354375</text:p>
          </table:table-cell>
        </table:table-row>
        <table:table-row table:style-name="ro1">
          <table:table-cell/>
          <table:table-cell office:value-type="float" office:value="1554337130.96313" calcext:value-type="float">
            <text:p>1554337130.96313</text:p>
          </table:table-cell>
          <table:table-cell office:value-type="float" office:value="0.0291917324066162" calcext:value-type="float">
            <text:p>0.029191732406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361969022631" calcext:value-type="float">
            <text:p>2.11361969022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9265893872128" calcext:value-type="float">
            <text:p>0.339265893872128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1.7359375" calcext:value-type="float">
            <text:p>21.7359375</text:p>
          </table:table-cell>
        </table:table-row>
        <table:table-row table:style-name="ro1">
          <table:table-cell/>
          <table:table-cell office:value-type="float" office:value="1554337130.99298" calcext:value-type="float">
            <text:p>1554337130.99298</text:p>
          </table:table-cell>
          <table:table-cell office:value-type="float" office:value="0.0298504829406738" calcext:value-type="float">
            <text:p>0.029850482940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500572743882" calcext:value-type="float">
            <text:p>2.11500572743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4326562241174" calcext:value-type="float">
            <text:p>0.046432656224117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1.5971875" calcext:value-type="float">
            <text:p>21.5971875</text:p>
          </table:table-cell>
          <table:table-cell office:value-type="float" office:value="20.9034375" calcext:value-type="float">
            <text:p>20.9034375</text:p>
          </table:table-cell>
        </table:table-row>
        <table:table-row table:style-name="ro1">
          <table:table-cell/>
          <table:table-cell office:value-type="float" office:value="1554337131.02328" calcext:value-type="float">
            <text:p>1554337131.02328</text:p>
          </table:table-cell>
          <table:table-cell office:value-type="float" office:value="0.0303046703338623" calcext:value-type="float">
            <text:p>0.030304670333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740361421635" calcext:value-type="float">
            <text:p>2.10740361421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50856159751072" calcext:value-type="float">
            <text:p>-0.250856159751072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1.631875" calcext:value-type="float">
            <text:p>21.631875</text:p>
          </table:table-cell>
          <table:table-cell office:value-type="float" office:value="20.8340625" calcext:value-type="float">
            <text:p>20.8340625</text:p>
          </table:table-cell>
        </table:table-row>
        <table:table-row table:style-name="ro1">
          <table:table-cell/>
          <table:table-cell office:value-type="float" office:value="1554337131.05313" calcext:value-type="float">
            <text:p>1554337131.05313</text:p>
          </table:table-cell>
          <table:table-cell office:value-type="float" office:value="0.0298542976379395" calcext:value-type="float">
            <text:p>0.02985429763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047637482439" calcext:value-type="float">
            <text:p>2.12047637482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7885384763809" calcext:value-type="float">
            <text:p>0.437885384763809</text:p>
          </table:table-cell>
          <table:table-cell office:value-type="float" office:value="21.3890625" calcext:value-type="float">
            <text:p>21.3890625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1.3890625" calcext:value-type="float">
            <text:p>21.3890625</text:p>
          </table:table-cell>
        </table:table-row>
        <table:table-row table:style-name="ro1">
          <table:table-cell/>
          <table:table-cell office:value-type="float" office:value="1554337131.0821" calcext:value-type="float">
            <text:p>1554337131.0821</text:p>
          </table:table-cell>
          <table:table-cell office:value-type="float" office:value="0.0289690494537354" calcext:value-type="float">
            <text:p>0.028969049453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492888903514" calcext:value-type="float">
            <text:p>2.12492888903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3699009622665" calcext:value-type="float">
            <text:p>0.153699009622665</text:p>
          </table:table-cell>
          <table:table-cell office:value-type="float" office:value="21.3196875" calcext:value-type="float">
            <text:p>21.3196875</text:p>
          </table:table-cell>
          <table:table-cell office:value-type="float" office:value="20.7646875" calcext:value-type="float">
            <text:p>20.7646875</text:p>
          </table:table-cell>
          <table:table-cell office:value-type="float" office:value="21.770625" calcext:value-type="float">
            <text:p>21.770625</text:p>
          </table:table-cell>
        </table:table-row>
        <table:table-row table:style-name="ro1">
          <table:table-cell/>
          <table:table-cell office:value-type="float" office:value="1554337131.11164" calcext:value-type="float">
            <text:p>1554337131.11164</text:p>
          </table:table-cell>
          <table:table-cell office:value-type="float" office:value="0.0295436382293701" calcext:value-type="float">
            <text:p>0.02954363822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090728841973" calcext:value-type="float">
            <text:p>2.12090728841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36124081407456" calcext:value-type="float">
            <text:p>-0.136124081407456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1.285" calcext:value-type="float">
            <text:p>21.285</text:p>
          </table:table-cell>
        </table:table-row>
        <table:table-row table:style-name="ro1">
          <table:table-cell/>
          <table:table-cell office:value-type="float" office:value="1554337131.14098" calcext:value-type="float">
            <text:p>1554337131.14098</text:p>
          </table:table-cell>
          <table:table-cell office:value-type="float" office:value="0.0293481349945068" calcext:value-type="float">
            <text:p>0.029348134994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846281970128" calcext:value-type="float">
            <text:p>2.10846281970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24029285703568" calcext:value-type="float">
            <text:p>-0.424029285703568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1.84" calcext:value-type="float">
            <text:p>21.84</text:p>
          </table:table-cell>
          <table:table-cell office:value-type="float" office:value="20.9034375" calcext:value-type="float">
            <text:p>20.9034375</text:p>
          </table:table-cell>
        </table:table-row>
        <table:table-row table:style-name="ro1">
          <table:table-cell/>
          <table:table-cell office:value-type="float" office:value="1554337131.1707" calcext:value-type="float">
            <text:p>1554337131.1707</text:p>
          </table:table-cell>
          <table:table-cell office:value-type="float" office:value="0.029721736907959" calcext:value-type="float">
            <text:p>0.029721736907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651271649351" calcext:value-type="float">
            <text:p>2.11651271649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084207148344" calcext:value-type="float">
            <text:p>0.27084207148344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1.1809375" calcext:value-type="float">
            <text:p>21.1809375</text:p>
          </table:table-cell>
        </table:table-row>
        <table:table-row table:style-name="ro1">
          <table:table-cell/>
          <table:table-cell office:value-type="float" office:value="1554337131.20022" calcext:value-type="float">
            <text:p>1554337131.20022</text:p>
          </table:table-cell>
          <table:table-cell office:value-type="float" office:value="0.0295243263244629" calcext:value-type="float">
            <text:p>0.029524326324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595790805579" calcext:value-type="float">
            <text:p>2.11595790805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87915697595407" calcext:value-type="float">
            <text:p>-0.018791569759541</text:p>
          </table:table-cell>
          <table:table-cell office:value-type="float" office:value="21.631875" calcext:value-type="float">
            <text:p>21.631875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1.5971875" calcext:value-type="float">
            <text:p>21.5971875</text:p>
          </table:table-cell>
        </table:table-row>
        <table:table-row table:style-name="ro1">
          <table:table-cell/>
          <table:table-cell office:value-type="float" office:value="1554337131.22981" calcext:value-type="float">
            <text:p>1554337131.22981</text:p>
          </table:table-cell>
          <table:table-cell office:value-type="float" office:value="0.0295889377593994" calcext:value-type="float">
            <text:p>0.0295889377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681317908564" calcext:value-type="float">
            <text:p>2.10681317908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09059049179249" calcext:value-type="float">
            <text:p>-0.309059049179249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1.493125" calcext:value-type="float">
            <text:p>21.493125</text:p>
          </table:table-cell>
        </table:table-row>
        <table:table-row table:style-name="ro1">
          <table:table-cell/>
          <table:table-cell office:value-type="float" office:value="1554337131.25973" calcext:value-type="float">
            <text:p>1554337131.25973</text:p>
          </table:table-cell>
          <table:table-cell office:value-type="float" office:value="0.0299234390258789" calcext:value-type="float">
            <text:p>0.029923439025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878151059122" calcext:value-type="float">
            <text:p>2.11878151059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9965107460651" calcext:value-type="float">
            <text:p>0.399965107460651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1.5625" calcext:value-type="float">
            <text:p>21.5625</text:p>
          </table:table-cell>
          <table:table-cell office:value-type="float" office:value="20.9728125" calcext:value-type="float">
            <text:p>20.9728125</text:p>
          </table:table-cell>
        </table:table-row>
        <table:table-row table:style-name="ro1">
          <table:table-cell/>
          <table:table-cell office:value-type="float" office:value="1554337131.29038" calcext:value-type="float">
            <text:p>1554337131.29038</text:p>
          </table:table-cell>
          <table:table-cell office:value-type="float" office:value="0.0306589603424072" calcext:value-type="float">
            <text:p>0.030658960342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182290111779" calcext:value-type="float">
            <text:p>2.12182290111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92007065016365" calcext:value-type="float">
            <text:p>0.099200706501637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1.5971875" calcext:value-type="float">
            <text:p>21.5971875</text:p>
          </table:table-cell>
          <table:table-cell office:value-type="float" office:value="20.938125" calcext:value-type="float">
            <text:p>20.938125</text:p>
          </table:table-cell>
        </table:table-row>
        <table:table-row table:style-name="ro1">
          <table:table-cell/>
          <table:table-cell office:value-type="float" office:value="1554337131.32088" calcext:value-type="float">
            <text:p>1554337131.32088</text:p>
          </table:table-cell>
          <table:table-cell office:value-type="float" office:value="0.0305013656616211" calcext:value-type="float">
            <text:p>0.030501365661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572208839682" calcext:value-type="float">
            <text:p>2.11572208839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00017690638866" calcext:value-type="float">
            <text:p>-0.200017690638866</text:p>
          </table:table-cell>
          <table:table-cell office:value-type="float" office:value="21.42375" calcext:value-type="float">
            <text:p>21.42375</text:p>
          </table:table-cell>
          <table:table-cell table:number-columns-repeated="2" office:value-type="float" office:value="21.076875" calcext:value-type="float">
            <text:p>21.076875</text:p>
          </table:table-cell>
        </table:table-row>
        <table:table-row table:style-name="ro1">
          <table:table-cell/>
          <table:table-cell office:value-type="float" office:value="1554337131.35143" calcext:value-type="float">
            <text:p>1554337131.35143</text:p>
          </table:table-cell>
          <table:table-cell office:value-type="float" office:value="0.0305535793304443" calcext:value-type="float">
            <text:p>0.030553579330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203454361977" calcext:value-type="float">
            <text:p>2.13203454361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3896701480606" calcext:value-type="float">
            <text:p>0.533896701480606</text:p>
          </table:table-cell>
          <table:table-cell office:value-type="float" office:value="21.4584375" calcext:value-type="float">
            <text:p>21.4584375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1.5625" calcext:value-type="float">
            <text:p>21.5625</text:p>
          </table:table-cell>
        </table:table-row>
        <table:table-row table:style-name="ro1">
          <table:table-cell/>
          <table:table-cell office:value-type="float" office:value="1554337131.3821" calcext:value-type="float">
            <text:p>1554337131.3821</text:p>
          </table:table-cell>
          <table:table-cell office:value-type="float" office:value="0.0306742191314697" calcext:value-type="float">
            <text:p>0.03067421913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918110330798" calcext:value-type="float">
            <text:p>2.13918110330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982611800887" calcext:value-type="float">
            <text:p>0.232982611800887</text:p>
          </table:table-cell>
          <table:table-cell office:value-type="float" office:value="21.285" calcext:value-type="float">
            <text:p>21.285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1.5971875" calcext:value-type="float">
            <text:p>21.5971875</text:p>
          </table:table-cell>
        </table:table-row>
        <table:table-row table:style-name="ro1">
          <table:table-cell/>
          <table:table-cell office:value-type="float" office:value="1554337131.41383" calcext:value-type="float">
            <text:p>1554337131.41383</text:p>
          </table:table-cell>
          <table:table-cell office:value-type="float" office:value="0.0317318439483643" calcext:value-type="float">
            <text:p>0.031731843948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669628486956" calcext:value-type="float">
            <text:p>2.13669628486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83067773325659" calcext:value-type="float">
            <text:p>-0.078306777332566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1.4584375" calcext:value-type="float">
            <text:p>21.4584375</text:p>
          </table:table-cell>
        </table:table-row>
        <table:table-row table:style-name="ro1">
          <table:table-cell/>
          <table:table-cell office:value-type="float" office:value="1554337131.44423" calcext:value-type="float">
            <text:p>1554337131.44423</text:p>
          </table:table-cell>
          <table:table-cell office:value-type="float" office:value="0.0304045677185059" calcext:value-type="float">
            <text:p>0.030404567718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524666694409" calcext:value-type="float">
            <text:p>2.12524666694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76575586651108" calcext:value-type="float">
            <text:p>-0.376575586651108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1.5278125" calcext:value-type="float">
            <text:p>21.5278125</text:p>
          </table:table-cell>
          <table:table-cell office:value-type="float" office:value="21.0075" calcext:value-type="float">
            <text:p>21.0075</text:p>
          </table:table-cell>
        </table:table-row>
        <table:table-row table:style-name="ro1">
          <table:table-cell/>
          <table:table-cell office:value-type="float" office:value="1554337131.47358" calcext:value-type="float">
            <text:p>1554337131.47358</text:p>
          </table:table-cell>
          <table:table-cell office:value-type="float" office:value="0.0293571949005127" calcext:value-type="float">
            <text:p>0.029357194900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517718213019" calcext:value-type="float">
            <text:p>2.13517718213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82651244356" calcext:value-type="float">
            <text:p>0.3382651244356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21.6665625" calcext:value-type="float">
            <text:p>21.6665625</text:p>
          </table:table-cell>
          <table:table-cell office:value-type="float" office:value="20.9728125" calcext:value-type="float">
            <text:p>20.9728125</text:p>
          </table:table-cell>
        </table:table-row>
        <table:table-row table:style-name="ro1">
          <table:table-cell/>
          <table:table-cell office:value-type="float" office:value="1554337131.50528" calcext:value-type="float">
            <text:p>1554337131.50528</text:p>
          </table:table-cell>
          <table:table-cell office:value-type="float" office:value="0.0317010879516602" calcext:value-type="float">
            <text:p>0.03170108795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604190702341" calcext:value-type="float">
            <text:p>2.13604190702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2774516298139" calcext:value-type="float">
            <text:p>0.027277451629814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1.14625" calcext:value-type="float">
            <text:p>21.14625</text:p>
          </table:table-cell>
        </table:table-row>
        <table:table-row table:style-name="ro1">
          <table:table-cell/>
          <table:table-cell office:value-type="float" office:value="1554337131.53604" calcext:value-type="float">
            <text:p>1554337131.53604</text:p>
          </table:table-cell>
          <table:table-cell office:value-type="float" office:value="0.0307683944702148" calcext:value-type="float">
            <text:p>0.030768394470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759412131122" calcext:value-type="float">
            <text:p>2.12759412131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74560498122994" calcext:value-type="float">
            <text:p>-0.274560498122994</text:p>
          </table:table-cell>
          <table:table-cell office:value-type="float" office:value="21.354375" calcext:value-type="float">
            <text:p>21.354375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1.215625" calcext:value-type="float">
            <text:p>21.215625</text:p>
          </table:table-cell>
        </table:table-row>
        <table:table-row table:style-name="ro1">
          <table:table-cell/>
          <table:table-cell office:value-type="float" office:value="1554337131.56663" calcext:value-type="float">
            <text:p>1554337131.56663</text:p>
          </table:table-cell>
          <table:table-cell office:value-type="float" office:value="0.0305969715118408" calcext:value-type="float">
            <text:p>0.030596971511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230354149207" calcext:value-type="float">
            <text:p>2.14230354149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0747585595601" calcext:value-type="float">
            <text:p>0.480747585595601</text:p>
          </table:table-cell>
          <table:table-cell office:value-type="float" office:value="21.4584375" calcext:value-type="float">
            <text:p>21.4584375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1.5278125" calcext:value-type="float">
            <text:p>21.5278125</text:p>
          </table:table-cell>
        </table:table-row>
        <table:table-row table:style-name="ro1">
          <table:table-cell/>
          <table:table-cell office:value-type="float" office:value="1554337131.59716" calcext:value-type="float">
            <text:p>1554337131.59716</text:p>
          </table:table-cell>
          <table:table-cell office:value-type="float" office:value="0.0305244922637939" calcext:value-type="float">
            <text:p>0.030524492263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783770264911" calcext:value-type="float">
            <text:p>2.14783770264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302316487783" calcext:value-type="float">
            <text:p>0.181302316487783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1.631875" calcext:value-type="float">
            <text:p>21.631875</text:p>
          </table:table-cell>
        </table:table-row>
        <table:table-row table:style-name="ro1">
          <table:table-cell/>
          <table:table-cell office:value-type="float" office:value="1554337131.62751" calcext:value-type="float">
            <text:p>1554337131.62751</text:p>
          </table:table-cell>
          <table:table-cell office:value-type="float" office:value="0.0303564071655273" calcext:value-type="float">
            <text:p>0.030356407165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430136220512" calcext:value-type="float">
            <text:p>2.14430136220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649403780604" calcext:value-type="float">
            <text:p>-0.11649403780604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1.0075" calcext:value-type="float">
            <text:p>21.0075</text:p>
          </table:table-cell>
        </table:table-row>
        <table:table-row table:style-name="ro1">
          <table:table-cell/>
          <table:table-cell office:value-type="float" office:value="1554337131.65849" calcext:value-type="float">
            <text:p>1554337131.65849</text:p>
          </table:table-cell>
          <table:table-cell office:value-type="float" office:value="0.0309922695159912" calcext:value-type="float">
            <text:p>0.030992269515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126823883716" calcext:value-type="float">
            <text:p>2.13126823883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20528201757914" calcext:value-type="float">
            <text:p>-0.420528201757914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1.3890625" calcext:value-type="float">
            <text:p>21.3890625</text:p>
          </table:table-cell>
          <table:table-cell office:value-type="float" office:value="20.9034375" calcext:value-type="float">
            <text:p>20.9034375</text:p>
          </table:table-cell>
        </table:table-row>
        <table:table-row table:style-name="ro1">
          <table:table-cell/>
          <table:table-cell office:value-type="float" office:value="1554337131.68946" calcext:value-type="float">
            <text:p>1554337131.68946</text:p>
          </table:table-cell>
          <table:table-cell office:value-type="float" office:value="0.0309650897979736" calcext:value-type="float">
            <text:p>0.030965089797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225352221672" calcext:value-type="float">
            <text:p>2.14225352221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4763491765565" calcext:value-type="float">
            <text:p>0.354763491765565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1.493125" calcext:value-type="float">
            <text:p>21.493125</text:p>
          </table:table-cell>
          <table:table-cell office:value-type="float" office:value="21.076875" calcext:value-type="float">
            <text:p>21.076875</text:p>
          </table:table-cell>
        </table:table-row>
        <table:table-row table:style-name="ro1">
          <table:table-cell/>
          <table:table-cell office:value-type="float" office:value="1554337131.71965" calcext:value-type="float">
            <text:p>1554337131.71965</text:p>
          </table:table-cell>
          <table:table-cell office:value-type="float" office:value="0.0301995277404785" calcext:value-type="float">
            <text:p>0.030199527740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402037955052" calcext:value-type="float">
            <text:p>2.14402037955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5061246314705" calcext:value-type="float">
            <text:p>0.058506124631471</text:p>
          </table:table-cell>
          <table:table-cell office:value-type="float" office:value="21.354375" calcext:value-type="float">
            <text:p>21.354375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1.1809375" calcext:value-type="float">
            <text:p>21.1809375</text:p>
          </table:table-cell>
        </table:table-row>
        <table:table-row table:style-name="ro1">
          <table:table-cell/>
          <table:table-cell office:value-type="float" office:value="1554337131.74981" calcext:value-type="float">
            <text:p>1554337131.74981</text:p>
          </table:table-cell>
          <table:table-cell office:value-type="float" office:value="0.0301589965820313" calcext:value-type="float">
            <text:p>0.030158996582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686203217918" calcext:value-type="float">
            <text:p>2.13686203217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7353631838256" calcext:value-type="float">
            <text:p>-0.237353631838256</text:p>
          </table:table-cell>
          <table:table-cell office:value-type="float" office:value="21.5625" calcext:value-type="float">
            <text:p>21.5625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1.7359375" calcext:value-type="float">
            <text:p>21.7359375</text:p>
          </table:table-cell>
        </table:table-row>
        <table:table-row table:style-name="ro1">
          <table:table-cell/>
          <table:table-cell office:value-type="float" office:value="1554337131.78007" calcext:value-type="float">
            <text:p>1554337131.78007</text:p>
          </table:table-cell>
          <table:table-cell office:value-type="float" office:value="0.0302720069885254" calcext:value-type="float">
            <text:p>0.030272006988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068703224363" calcext:value-type="float">
            <text:p>2.12068703224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3432202039569" calcext:value-type="float">
            <text:p>-0.53432202039569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1.493125" calcext:value-type="float">
            <text:p>21.493125</text:p>
          </table:table-cell>
        </table:table-row>
        <table:table-row table:style-name="ro1">
          <table:table-cell/>
          <table:table-cell office:value-type="float" office:value="1554337131.81034" calcext:value-type="float">
            <text:p>1554337131.81034</text:p>
          </table:table-cell>
          <table:table-cell office:value-type="float" office:value="0.0302689075469971" calcext:value-type="float">
            <text:p>0.030268907546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778057147496" calcext:value-type="float">
            <text:p>2.12778057147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4350685445468" calcext:value-type="float">
            <text:p>0.234350685445468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1.3890625" calcext:value-type="float">
            <text:p>21.3890625</text:p>
          </table:table-cell>
          <table:table-cell office:value-type="float" office:value="21.14625" calcext:value-type="float">
            <text:p>21.14625</text:p>
          </table:table-cell>
        </table:table-row>
        <table:table-row table:style-name="ro1">
          <table:table-cell/>
          <table:table-cell office:value-type="float" office:value="1554337131.84121" calcext:value-type="float">
            <text:p>1554337131.84121</text:p>
          </table:table-cell>
          <table:table-cell office:value-type="float" office:value="0.0308783054351807" calcext:value-type="float">
            <text:p>0.030878305435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566338530545" calcext:value-type="float">
            <text:p>2.12566338530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8565490873654" calcext:value-type="float">
            <text:p>-0.068565490873654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1.631875" calcext:value-type="float">
            <text:p>21.631875</text:p>
          </table:table-cell>
          <table:table-cell office:value-type="float" office:value="20.86875" calcext:value-type="float">
            <text:p>20.86875</text:p>
          </table:table-cell>
        </table:table-row>
        <table:table-row table:style-name="ro1">
          <table:table-cell/>
          <table:table-cell office:value-type="float" office:value="1554337131.87188" calcext:value-type="float">
            <text:p>1554337131.87188</text:p>
          </table:table-cell>
          <table:table-cell office:value-type="float" office:value="0.0306737422943115" calcext:value-type="float">
            <text:p>0.030673742294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433020735333" calcext:value-type="float">
            <text:p>2.11433020735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6947490278085" calcext:value-type="float">
            <text:p>-0.36947490278085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1.3196875" calcext:value-type="float">
            <text:p>21.3196875</text:p>
          </table:table-cell>
          <table:table-cell office:value-type="float" office:value="21.076875" calcext:value-type="float">
            <text:p>21.076875</text:p>
          </table:table-cell>
        </table:table-row>
        <table:table-row table:style-name="ro1">
          <table:table-cell/>
          <table:table-cell office:value-type="float" office:value="1554337131.90243" calcext:value-type="float">
            <text:p>1554337131.90243</text:p>
          </table:table-cell>
          <table:table-cell office:value-type="float" office:value="0.0305535793304443" calcext:value-type="float">
            <text:p>0.030553579330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708606516571" calcext:value-type="float">
            <text:p>2.12708606516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7491439363552" calcext:value-type="float">
            <text:p>0.417491439363552</text:p>
          </table:table-cell>
          <table:table-cell office:value-type="float" office:value="21.4584375" calcext:value-type="float">
            <text:p>21.4584375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1.493125" calcext:value-type="float">
            <text:p>21.493125</text:p>
          </table:table-cell>
        </table:table-row>
        <table:table-row table:style-name="ro1">
          <table:table-cell/>
          <table:table-cell office:value-type="float" office:value="1554337131.93294" calcext:value-type="float">
            <text:p>1554337131.93294</text:p>
          </table:table-cell>
          <table:table-cell office:value-type="float" office:value="0.0305197238922119" calcext:value-type="float">
            <text:p>0.030519723892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069022933171" calcext:value-type="float">
            <text:p>2.13069022933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8092947980953" calcext:value-type="float">
            <text:p>0.118092947980953</text:p>
          </table:table-cell>
          <table:table-cell office:value-type="float" office:value="21.5625" calcext:value-type="float">
            <text:p>21.5625</text:p>
          </table:table-cell>
          <table:table-cell office:value-type="float" office:value="20.73" calcext:value-type="float">
            <text:p>20.73</text:p>
          </table:table-cell>
          <table:table-cell office:value-type="float" office:value="21.631875" calcext:value-type="float">
            <text:p>21.631875</text:p>
          </table:table-cell>
        </table:table-row>
        <table:table-row table:style-name="ro1">
          <table:table-cell/>
          <table:table-cell office:value-type="float" office:value="1554337131.96266" calcext:value-type="float">
            <text:p>1554337131.96266</text:p>
          </table:table-cell>
          <table:table-cell office:value-type="float" office:value="0.0297298431396484" calcext:value-type="float">
            <text:p>0.029729843139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553041249889" calcext:value-type="float">
            <text:p>2.12553041249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73556813218998" calcext:value-type="float">
            <text:p>-0.173556813218998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1.631875" calcext:value-type="float">
            <text:p>21.631875</text:p>
          </table:table-cell>
        </table:table-row>
        <table:table-row table:style-name="ro1">
          <table:table-cell/>
          <table:table-cell office:value-type="float" office:value="1554337131.9929" calcext:value-type="float">
            <text:p>1554337131.9929</text:p>
          </table:table-cell>
          <table:table-cell office:value-type="float" office:value="0.0302462577819824" calcext:value-type="float">
            <text:p>0.030246257781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130642614917" calcext:value-type="float">
            <text:p>2.11130642614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70272602060246" calcext:value-type="float">
            <text:p>-0.470272602060246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1.42375" calcext:value-type="float">
            <text:p>21.42375</text:p>
          </table:table-cell>
          <table:table-cell office:value-type="float" office:value="20.9728125" calcext:value-type="float">
            <text:p>20.9728125</text:p>
          </table:table-cell>
        </table:table-row>
        <table:table-row table:style-name="ro1">
          <table:table-cell/>
          <table:table-cell office:value-type="float" office:value="1554337132.02205" calcext:value-type="float">
            <text:p>1554337132.02205</text:p>
          </table:table-cell>
          <table:table-cell office:value-type="float" office:value="0.029146671295166" calcext:value-type="float">
            <text:p>0.029146671295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978894203814" calcext:value-type="float">
            <text:p>2.11978894203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1028632500233" calcext:value-type="float">
            <text:p>0.291028632500233</text:p>
          </table:table-cell>
          <table:table-cell office:value-type="float" office:value="21.3196875" calcext:value-type="float">
            <text:p>21.3196875</text:p>
          </table:table-cell>
          <table:table-cell office:value-type="float" office:value="21.42375" calcext:value-type="float">
            <text:p>21.42375</text:p>
          </table:table-cell>
          <table:table-cell office:value-type="float" office:value="21.0075" calcext:value-type="float">
            <text:p>21.0075</text:p>
          </table:table-cell>
        </table:table-row>
        <table:table-row table:style-name="ro1">
          <table:table-cell/>
          <table:table-cell office:value-type="float" office:value="1554337132.05157" calcext:value-type="float">
            <text:p>1554337132.05157</text:p>
          </table:table-cell>
          <table:table-cell office:value-type="float" office:value="0.0295321941375732" calcext:value-type="float">
            <text:p>0.029532194137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982785980014" calcext:value-type="float">
            <text:p>2.1198278598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1780801063974" calcext:value-type="float">
            <text:p>0.00131780801064</text:p>
          </table:table-cell>
          <table:table-cell office:value-type="float" office:value="21.5278125" calcext:value-type="float">
            <text:p>21.5278125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1.3890625" calcext:value-type="float">
            <text:p>21.3890625</text:p>
          </table:table-cell>
        </table:table-row>
        <table:table-row table:style-name="ro1">
          <table:table-cell/>
          <table:table-cell office:value-type="float" office:value="1554337132.08071" calcext:value-type="float">
            <text:p>1554337132.08071</text:p>
          </table:table-cell>
          <table:table-cell office:value-type="float" office:value="0.0291423797607422" calcext:value-type="float">
            <text:p>0.029142379760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153484375709" calcext:value-type="float">
            <text:p>2.11153484375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84568937442241" calcext:value-type="float">
            <text:p>-0.284568937442241</text:p>
          </table:table-cell>
          <table:table-cell office:value-type="float" office:value="21.3890625" calcext:value-type="float">
            <text:p>21.3890625</text:p>
          </table:table-cell>
          <table:table-cell office:value-type="float" office:value="20.6259375" calcext:value-type="float">
            <text:p>20.6259375</text:p>
          </table:table-cell>
          <table:table-cell office:value-type="float" office:value="21.84" calcext:value-type="float">
            <text:p>21.84</text:p>
          </table:table-cell>
        </table:table-row>
        <table:table-row table:style-name="ro1">
          <table:table-cell/>
          <table:table-cell office:value-type="float" office:value="1554337132.11019" calcext:value-type="float">
            <text:p>1554337132.11019</text:p>
          </table:table-cell>
          <table:table-cell office:value-type="float" office:value="0.0294809341430664" calcext:value-type="float">
            <text:p>0.029480934143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616270133828" calcext:value-type="float">
            <text:p>2.12616270133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6180260442309" calcext:value-type="float">
            <text:p>0.496180260442309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1.1115625" calcext:value-type="float">
            <text:p>21.1115625</text:p>
          </table:table-cell>
        </table:table-row>
        <table:table-row table:style-name="ro1">
          <table:table-cell/>
          <table:table-cell office:value-type="float" office:value="1554337132.13941" calcext:value-type="float">
            <text:p>1554337132.13941</text:p>
          </table:table-cell>
          <table:table-cell office:value-type="float" office:value="0.029217004776001" calcext:value-type="float">
            <text:p>0.02921700477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228545903651" calcext:value-type="float">
            <text:p>2.13228545903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9561443589739" calcext:value-type="float">
            <text:p>0.209561443589739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1.5971875" calcext:value-type="float">
            <text:p>21.5971875</text:p>
          </table:table-cell>
          <table:table-cell office:value-type="float" office:value="20.660625" calcext:value-type="float">
            <text:p>20.660625</text:p>
          </table:table-cell>
        </table:table-row>
        <table:table-row table:style-name="ro1">
          <table:table-cell/>
          <table:table-cell office:value-type="float" office:value="1554337132.16883" calcext:value-type="float">
            <text:p>1554337132.16883</text:p>
          </table:table-cell>
          <table:table-cell office:value-type="float" office:value="0.0294234752655029" calcext:value-type="float">
            <text:p>0.029423475265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995856679195" calcext:value-type="float">
            <text:p>2.12995856679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90828487648445" calcext:value-type="float">
            <text:p>-0.079082848764845</text:p>
          </table:table-cell>
          <table:table-cell office:value-type="float" office:value="21.5625" calcext:value-type="float">
            <text:p>21.5625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1.215625" calcext:value-type="float">
            <text:p>21.215625</text:p>
          </table:table-cell>
        </table:table-row>
        <table:table-row table:style-name="ro1">
          <table:table-cell/>
          <table:table-cell office:value-type="float" office:value="1554337132.19861" calcext:value-type="float">
            <text:p>1554337132.19861</text:p>
          </table:table-cell>
          <table:table-cell office:value-type="float" office:value="0.0297811031341553" calcext:value-type="float">
            <text:p>0.029781103134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890276495761" calcext:value-type="float">
            <text:p>2.11890276495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71235470510908" calcext:value-type="float">
            <text:p>-0.371235470510908</text:p>
          </table:table-cell>
          <table:table-cell office:value-type="float" office:value="21.285" calcext:value-type="float">
            <text:p>21.285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1.70125" calcext:value-type="float">
            <text:p>21.70125</text:p>
          </table:table-cell>
        </table:table-row>
        <table:table-row table:style-name="ro1">
          <table:table-cell/>
          <table:table-cell office:value-type="float" office:value="1554337132.22801" calcext:value-type="float">
            <text:p>1554337132.22801</text:p>
          </table:table-cell>
          <table:table-cell office:value-type="float" office:value="0.0294060707092285" calcext:value-type="float">
            <text:p>0.029406070709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12088541582" calcext:value-type="float">
            <text:p>2.1312088541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8488050385341" calcext:value-type="float">
            <text:p>0.418488050385341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1.3196875" calcext:value-type="float">
            <text:p>21.3196875</text:p>
          </table:table-cell>
        </table:table-row>
        <table:table-row table:style-name="ro1">
          <table:table-cell/>
          <table:table-cell office:value-type="float" office:value="1554337132.25772" calcext:value-type="float">
            <text:p>1554337132.25772</text:p>
          </table:table-cell>
          <table:table-cell office:value-type="float" office:value="0.029710054397583" calcext:value-type="float">
            <text:p>0.029710054397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498299416996" calcext:value-type="float">
            <text:p>2.13498299416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7032416745052" calcext:value-type="float">
            <text:p>0.127032416745052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1.8053125" calcext:value-type="float">
            <text:p>21.8053125</text:p>
          </table:table-cell>
          <table:table-cell office:value-type="float" office:value="20.7646875" calcext:value-type="float">
            <text:p>20.7646875</text:p>
          </table:table-cell>
        </table:table-row>
        <table:table-row table:style-name="ro1">
          <table:table-cell/>
          <table:table-cell office:value-type="float" office:value="1554337132.28697" calcext:value-type="float">
            <text:p>1554337132.28697</text:p>
          </table:table-cell>
          <table:table-cell office:value-type="float" office:value="0.0292515754699707" calcext:value-type="float">
            <text:p>0.029251575469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030492020757" calcext:value-type="float">
            <text:p>2.13030492020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9925538615361" calcext:value-type="float">
            <text:p>-0.159925538615361</text:p>
          </table:table-cell>
          <table:table-cell office:value-type="float" office:value="21.3890625" calcext:value-type="float">
            <text:p>21.3890625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0.8340625" calcext:value-type="float">
            <text:p>20.8340625</text:p>
          </table:table-cell>
        </table:table-row>
        <table:table-row table:style-name="ro1">
          <table:table-cell/>
          <table:table-cell office:value-type="float" office:value="1554337132.31589" calcext:value-type="float">
            <text:p>1554337132.31589</text:p>
          </table:table-cell>
          <table:table-cell office:value-type="float" office:value="0.0289256572723389" calcext:value-type="float">
            <text:p>0.028925657272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747100419536" calcext:value-type="float">
            <text:p>2.11747100419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43686236457005" calcext:value-type="float">
            <text:p>-0.443686236457005</text:p>
          </table:table-cell>
          <table:table-cell office:value-type="float" office:value="21.631875" calcext:value-type="float">
            <text:p>21.631875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1.5971875" calcext:value-type="float">
            <text:p>21.5971875</text:p>
          </table:table-cell>
        </table:table-row>
        <table:table-row table:style-name="ro1">
          <table:table-cell/>
          <table:table-cell office:value-type="float" office:value="1554337132.34507" calcext:value-type="float">
            <text:p>1554337132.34507</text:p>
          </table:table-cell>
          <table:table-cell office:value-type="float" office:value="0.0291852951049805" calcext:value-type="float">
            <text:p>0.029185295104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771948105773" calcext:value-type="float">
            <text:p>2.12771948105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115207249084" calcext:value-type="float">
            <text:p>0.35115207249084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1.3890625" calcext:value-type="float">
            <text:p>21.3890625</text:p>
          </table:table-cell>
        </table:table-row>
        <table:table-row table:style-name="ro1">
          <table:table-cell/>
          <table:table-cell office:value-type="float" office:value="1554337132.37396" calcext:value-type="float">
            <text:p>1554337132.37396</text:p>
          </table:table-cell>
          <table:table-cell office:value-type="float" office:value="0.028886079788208" calcext:value-type="float">
            <text:p>0.028886079788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967736885124" calcext:value-type="float">
            <text:p>2.12967736885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7796297685192" calcext:value-type="float">
            <text:p>0.067779629768519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1.70125" calcext:value-type="float">
            <text:p>21.70125</text:p>
          </table:table-cell>
          <table:table-cell office:value-type="float" office:value="20.8340625" calcext:value-type="float">
            <text:p>20.8340625</text:p>
          </table:table-cell>
        </table:table-row>
        <table:table-row table:style-name="ro1">
          <table:table-cell/>
          <table:table-cell office:value-type="float" office:value="1554337132.40322" calcext:value-type="float">
            <text:p>1554337132.40322</text:p>
          </table:table-cell>
          <table:table-cell office:value-type="float" office:value="0.0292701721191406" calcext:value-type="float">
            <text:p>0.029270172119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325664168732" calcext:value-type="float">
            <text:p>2.12325664168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1936075872025" calcext:value-type="float">
            <text:p>-0.21936075872025</text:p>
          </table:table-cell>
          <table:table-cell office:value-type="float" office:value="21.3196875" calcext:value-type="float">
            <text:p>21.3196875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0.9728125" calcext:value-type="float">
            <text:p>20.9728125</text:p>
          </table:table-cell>
        </table:table-row>
        <table:table-row table:style-name="ro1">
          <table:table-cell/>
          <table:table-cell office:value-type="float" office:value="1554337132.43387" calcext:value-type="float">
            <text:p>1554337132.43387</text:p>
          </table:table-cell>
          <table:table-cell office:value-type="float" office:value="0.0306503772735596" calcext:value-type="float">
            <text:p>0.03065037727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248893912965" calcext:value-type="float">
            <text:p>2.14248893912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7473432730778" calcext:value-type="float">
            <text:p>0.627473432730778</text:p>
          </table:table-cell>
          <table:table-cell office:value-type="float" office:value="21.4584375" calcext:value-type="float">
            <text:p>21.4584375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1.4584375" calcext:value-type="float">
            <text:p>21.4584375</text:p>
          </table:table-cell>
        </table:table-row>
        <table:table-row table:style-name="ro1">
          <table:table-cell/>
          <table:table-cell office:value-type="float" office:value="1554337132.464" calcext:value-type="float">
            <text:p>1554337132.464</text:p>
          </table:table-cell>
          <table:table-cell office:value-type="float" office:value="0.0301268100738525" calcext:value-type="float">
            <text:p>0.030126810073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248891390185" calcext:value-type="float">
            <text:p>2.15248891390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1929425906285" calcext:value-type="float">
            <text:p>0.331929425906285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1.70125" calcext:value-type="float">
            <text:p>21.70125</text:p>
          </table:table-cell>
        </table:table-row>
        <table:table-row table:style-name="ro1">
          <table:table-cell/>
          <table:table-cell office:value-type="float" office:value="1554337132.49415" calcext:value-type="float">
            <text:p>1554337132.49415</text:p>
          </table:table-cell>
          <table:table-cell office:value-type="float" office:value="0.0301597118377686" calcext:value-type="float">
            <text:p>0.030159711837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357655311774" calcext:value-type="float">
            <text:p>2.15357655311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0626527777753" calcext:value-type="float">
            <text:p>0.036062652777775</text:p>
          </table:table-cell>
          <table:table-cell office:value-type="float" office:value="21.0075" calcext:value-type="float">
            <text:p>21.0075</text:p>
          </table:table-cell>
          <table:table-cell table:number-columns-repeated="2" office:value-type="float" office:value="21.285" calcext:value-type="float">
            <text:p>21.285</text:p>
          </table:table-cell>
        </table:table-row>
        <table:table-row table:style-name="ro1">
          <table:table-cell/>
          <table:table-cell office:value-type="float" office:value="1554337132.5235" calcext:value-type="float">
            <text:p>1554337132.5235</text:p>
          </table:table-cell>
          <table:table-cell office:value-type="float" office:value="0.0293524265289307" calcext:value-type="float">
            <text:p>0.029352426528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618312739167" calcext:value-type="float">
            <text:p>2.14618312739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51884651471035" calcext:value-type="float">
            <text:p>-0.251884651471035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1.6665625" calcext:value-type="float">
            <text:p>21.6665625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/>
          <table:table-cell office:value-type="float" office:value="1554337132.55249" calcext:value-type="float">
            <text:p>1554337132.55249</text:p>
          </table:table-cell>
          <table:table-cell office:value-type="float" office:value="0.0289847850799561" calcext:value-type="float">
            <text:p>0.028984785079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064074961809" calcext:value-type="float">
            <text:p>2.13064074961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36225393105404" calcext:value-type="float">
            <text:p>-0.536225393105404</text:p>
          </table:table-cell>
          <table:table-cell office:value-type="float" office:value="21.354375" calcext:value-type="float">
            <text:p>21.354375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1.2503125" calcext:value-type="float">
            <text:p>21.2503125</text:p>
          </table:table-cell>
        </table:table-row>
        <table:table-row table:style-name="ro1">
          <table:table-cell/>
          <table:table-cell office:value-type="float" office:value="1554337132.58157" calcext:value-type="float">
            <text:p>1554337132.58157</text:p>
          </table:table-cell>
          <table:table-cell office:value-type="float" office:value="0.0290887355804443" calcext:value-type="float">
            <text:p>0.029088735580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876138451586" calcext:value-type="float">
            <text:p>2.13876138451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167682462734" calcext:value-type="float">
            <text:p>0.279167682462734</text:p>
          </table:table-cell>
          <table:table-cell office:value-type="float" office:value="21.3196875" calcext:value-type="float">
            <text:p>21.3196875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2.0134375" calcext:value-type="float">
            <text:p>22.0134375</text:p>
          </table:table-cell>
        </table:table-row>
        <table:table-row table:style-name="ro1">
          <table:table-cell/>
          <table:table-cell office:value-type="float" office:value="1554337132.61117" calcext:value-type="float">
            <text:p>1554337132.61117</text:p>
          </table:table-cell>
          <table:table-cell office:value-type="float" office:value="0.0296051502227783" calcext:value-type="float">
            <text:p>0.029605150222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842806483012" calcext:value-type="float">
            <text:p>2.13842806483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2588412227218" calcext:value-type="float">
            <text:p>-0.011258841222722</text:p>
          </table:table-cell>
          <table:table-cell office:value-type="float" office:value="20.938125" calcext:value-type="float">
            <text:p>20.938125</text:p>
          </table:table-cell>
          <table:table-cell table:number-columns-repeated="2" office:value-type="float" office:value="21.2503125" calcext:value-type="float">
            <text:p>21.2503125</text:p>
          </table:table-cell>
        </table:table-row>
        <table:table-row table:style-name="ro1">
          <table:table-cell/>
          <table:table-cell office:value-type="float" office:value="1554337132.64071" calcext:value-type="float">
            <text:p>1554337132.64071</text:p>
          </table:table-cell>
          <table:table-cell office:value-type="float" office:value="0.0295419692993164" calcext:value-type="float">
            <text:p>0.029541969299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953399529807" calcext:value-type="float">
            <text:p>2.12953399529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01065560049016" calcext:value-type="float">
            <text:p>-0.301065560049016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1.7359375" calcext:value-type="float">
            <text:p>21.7359375</text:p>
          </table:table-cell>
          <table:table-cell office:value-type="float" office:value="20.9728125" calcext:value-type="float">
            <text:p>20.9728125</text:p>
          </table:table-cell>
        </table:table-row>
        <table:table-row table:style-name="ro1">
          <table:table-cell/>
          <table:table-cell office:value-type="float" office:value="1554337132.67039" calcext:value-type="float">
            <text:p>1554337132.67039</text:p>
          </table:table-cell>
          <table:table-cell office:value-type="float" office:value="0.0296816825866699" calcext:value-type="float">
            <text:p>0.02968168258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564976803754" calcext:value-type="float">
            <text:p>2.14564976803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2953476185486" calcext:value-type="float">
            <text:p>0.542953476185486</text:p>
          </table:table-cell>
          <table:table-cell office:value-type="float" office:value="21.285" calcext:value-type="float">
            <text:p>21.285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1.215625" calcext:value-type="float">
            <text:p>21.215625</text:p>
          </table:table-cell>
        </table:table-row>
        <table:table-row table:style-name="ro1">
          <table:table-cell/>
          <table:table-cell office:value-type="float" office:value="1554337132.70002" calcext:value-type="float">
            <text:p>1554337132.70002</text:p>
          </table:table-cell>
          <table:table-cell office:value-type="float" office:value="0.0296308994293213" calcext:value-type="float">
            <text:p>0.029630899429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312488401347" calcext:value-type="float">
            <text:p>2.15312488401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2274352783844" calcext:value-type="float">
            <text:p>0.252274352783844</text:p>
          </table:table-cell>
          <table:table-cell office:value-type="float" office:value="21.493125" calcext:value-type="float">
            <text:p>21.493125</text:p>
          </table:table-cell>
          <table:table-cell office:value-type="float" office:value="20.73" calcext:value-type="float">
            <text:p>20.73</text:p>
          </table:table-cell>
          <table:table-cell office:value-type="float" office:value="21.6665625" calcext:value-type="float">
            <text:p>21.6665625</text:p>
          </table:table-cell>
        </table:table-row>
        <table:table-row table:style-name="ro1">
          <table:table-cell/>
          <table:table-cell office:value-type="float" office:value="1554337132.73056" calcext:value-type="float">
            <text:p>1554337132.73056</text:p>
          </table:table-cell>
          <table:table-cell office:value-type="float" office:value="0.0305407047271729" calcext:value-type="float">
            <text:p>0.030540704727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167939366235" calcext:value-type="float">
            <text:p>2.15167939366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73299605897218" calcext:value-type="float">
            <text:p>-0.047329960589722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0.73" calcext:value-type="float">
            <text:p>20.73</text:p>
          </table:table-cell>
          <table:table-cell office:value-type="float" office:value="21.4584375" calcext:value-type="float">
            <text:p>21.4584375</text:p>
          </table:table-cell>
        </table:table-row>
        <table:table-row table:style-name="ro1">
          <table:table-cell/>
          <table:table-cell office:value-type="float" office:value="1554337132.76056" calcext:value-type="float">
            <text:p>1554337132.76056</text:p>
          </table:table-cell>
          <table:table-cell office:value-type="float" office:value="0.0300037860870361" calcext:value-type="float">
            <text:p>0.030003786087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142808701786" calcext:value-type="float">
            <text:p>2.14142808701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41667102103546" calcext:value-type="float">
            <text:p>-0.341667102103546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1.3196875" calcext:value-type="float">
            <text:p>21.3196875</text:p>
          </table:table-cell>
          <table:table-cell office:value-type="float" office:value="21.0075" calcext:value-type="float">
            <text:p>21.0075</text:p>
          </table:table-cell>
        </table:table-row>
        <table:table-row table:style-name="ro1">
          <table:table-cell/>
          <table:table-cell office:value-type="float" office:value="1554337132.79081" calcext:value-type="float">
            <text:p>1554337132.79081</text:p>
          </table:table-cell>
          <table:table-cell office:value-type="float" office:value="0.0302600860595703" calcext:value-type="float">
            <text:p>0.03026008605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448057887194" calcext:value-type="float">
            <text:p>2.12448057887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60061465541104" calcext:value-type="float">
            <text:p>-0.560061465541104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1.5971875" calcext:value-type="float">
            <text:p>21.5971875</text:p>
          </table:table-cell>
          <table:table-cell office:value-type="float" office:value="20.9034375" calcext:value-type="float">
            <text:p>20.90343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3">00/00/0000</text:date>, <text:time style:data-style-name="N2" text:time-value="19:05:50.904718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3T19:19:42.575434054</dc:date>
    <meta:editing-duration>PT18M50S</meta:editing-duration>
    <meta:editing-cycles>4</meta:editing-cycles>
    <meta:generator>LibreOffice/5.2.7.2$Linux_ARM_EABI LibreOffice_project/20m0$Build-2</meta:generator>
    <meta:document-statistic meta:table-count="1" meta:cell-count="18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63cm" svg:y="4.201cm" style:legend-expansion="high" chart:style-name="ch2"/>
        <chart:plot-area chart:style-name="ch3" table:cell-range-address="data_4_3_18_52.B3:data_4_3_18_52.B179 data_4_3_18_52.F3:data_4_3_18_52.F179" svg:x="0.32cm" svg:y="0.18cm" svg:width="13.123cm" svg:height="8.64cm">
          <chartooo:coordinate-region svg:x="1.246cm" svg:y="0.379cm" svg:width="11.26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_4_3_18_52.F3:data_4_3_18_52.F179" chart:class="chart:scatter">
            <chart:domain table:cell-range-address="data_4_3_18_52.B3:data_4_3_18_52.B179"/>
            <chart:data-point chart:repeated="74"/>
            <chart:data-point chart:style-name="ch7" chart:repeated="2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54337127.60508">
                <text:p>1554337127.60508</text:p>
                <draw:g>
                  <svg:desc>data_4_3_18_52.B3:data_4_3_18_52.B179</svg:desc>
                </draw:g>
              </table:table-cell>
              <table:table-cell office:value-type="float" office:value="0">
                <text:p>0</text:p>
                <draw:g>
                  <svg:desc>data_4_3_18_52.F3:data_4_3_18_52.F1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54337127.63986">
                <text:p>1554337127.63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54337127.67189">
                <text:p>1554337127.67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54337127.70505">
                <text:p>1554337127.70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54337127.73722">
                <text:p>1554337127.73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54337127.77286">
                <text:p>1554337127.77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54337127.80552">
                <text:p>1554337127.80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54337127.83824">
                <text:p>1554337127.83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54337127.8703">
                <text:p>1554337127.8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4337127.90236">
                <text:p>1554337127.90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54337127.93434">
                <text:p>1554337127.93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54337127.96611">
                <text:p>1554337127.96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54337127.99836">
                <text:p>1554337127.99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54337128.03053">
                <text:p>1554337128.03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4337128.06296">
                <text:p>1554337128.06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54337128.09498">
                <text:p>1554337128.09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54337128.1271">
                <text:p>1554337128.1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54337128.15973">
                <text:p>1554337128.15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54337128.19269">
                <text:p>1554337128.19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54337128.22455">
                <text:p>1554337128.22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54337128.25655">
                <text:p>1554337128.25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54337128.28903">
                <text:p>1554337128.28903</text:p>
              </table:table-cell>
              <table:table-cell office:value-type="float" office:value="0.016496727867852">
                <text:p>0.0164967278678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54337128.32303">
                <text:p>1554337128.32303</text:p>
              </table:table-cell>
              <table:table-cell office:value-type="float" office:value="0.0520837533014675">
                <text:p>0.05208375330146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54337128.35707">
                <text:p>1554337128.35707</text:p>
              </table:table-cell>
              <table:table-cell office:value-type="float" office:value="0.106317500323351">
                <text:p>0.1063175003233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54337128.39338">
                <text:p>1554337128.39338</text:p>
              </table:table-cell>
              <table:table-cell office:value-type="float" office:value="0.185650459827631">
                <text:p>0.1856504598276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54337128.42704">
                <text:p>1554337128.42704</text:p>
              </table:table-cell>
              <table:table-cell office:value-type="float" office:value="0.277878480573101">
                <text:p>0.277878480573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54337128.45721">
                <text:p>1554337128.45721</text:p>
              </table:table-cell>
              <table:table-cell office:value-type="float" office:value="0.37577405148687">
                <text:p>0.375774051486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54337128.48663">
                <text:p>1554337128.48663</text:p>
              </table:table-cell>
              <table:table-cell office:value-type="float" office:value="0.485892144067166">
                <text:p>0.4858921440671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54337128.5163">
                <text:p>1554337128.5163</text:p>
              </table:table-cell>
              <table:table-cell office:value-type="float" office:value="0.611976141072125">
                <text:p>0.611976141072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54337128.54543">
                <text:p>1554337128.54543</text:p>
              </table:table-cell>
              <table:table-cell office:value-type="float" office:value="0.750509507223002">
                <text:p>0.750509507223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4337128.57488">
                <text:p>1554337128.57488</text:p>
              </table:table-cell>
              <table:table-cell office:value-type="float" office:value="0.905760184834811">
                <text:p>0.9057601848348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4337128.60402">
                <text:p>1554337128.60402</text:p>
              </table:table-cell>
              <table:table-cell office:value-type="float" office:value="1.05105909325535">
                <text:p>1.051059093255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54337128.6335">
                <text:p>1554337128.6335</text:p>
              </table:table-cell>
              <table:table-cell office:value-type="float" office:value="1.18951488215298">
                <text:p>1.189514882152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54337128.66351">
                <text:p>1554337128.66351</text:p>
              </table:table-cell>
              <table:table-cell office:value-type="float" office:value="1.32162390661513">
                <text:p>1.321623906615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54337128.694">
                <text:p>1554337128.694</text:p>
              </table:table-cell>
              <table:table-cell office:value-type="float" office:value="1.44671285709494">
                <text:p>1.446712857094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54337128.72492">
                <text:p>1554337128.72492</text:p>
              </table:table-cell>
              <table:table-cell office:value-type="float" office:value="1.56420473268803">
                <text:p>1.564204732688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54337128.75449">
                <text:p>1554337128.75449</text:p>
              </table:table-cell>
              <table:table-cell office:value-type="float" office:value="1.6679801196375">
                <text:p>1.6679801196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54337128.78496">
                <text:p>1554337128.78496</text:p>
              </table:table-cell>
              <table:table-cell office:value-type="float" office:value="1.7657809895431">
                <text:p>1.76578098954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54337128.81501">
                <text:p>1554337128.81501</text:p>
              </table:table-cell>
              <table:table-cell office:value-type="float" office:value="1.85340808059531">
                <text:p>1.853408080595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54337128.84526">
                <text:p>1554337128.84526</text:p>
              </table:table-cell>
              <table:table-cell office:value-type="float" office:value="1.93261846484585">
                <text:p>1.932618464845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54337128.87553">
                <text:p>1554337128.87553</text:p>
              </table:table-cell>
              <table:table-cell office:value-type="float" office:value="2.00291826280586">
                <text:p>2.002918262805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54337128.90518">
                <text:p>1554337128.90518</text:p>
              </table:table-cell>
              <table:table-cell office:value-type="float" office:value="2.06313347536355">
                <text:p>2.063133475363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54337128.93542">
                <text:p>1554337128.93542</text:p>
              </table:table-cell>
              <table:table-cell office:value-type="float" office:value="2.11558745920447">
                <text:p>2.115587459204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54337128.9654">
                <text:p>1554337128.9654</text:p>
              </table:table-cell>
              <table:table-cell office:value-type="float" office:value="2.15876061801577">
                <text:p>2.158760618015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54337128.99473">
                <text:p>1554337128.99473</text:p>
              </table:table-cell>
              <table:table-cell office:value-type="float" office:value="2.19254777907029">
                <text:p>2.192547779070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54337129.02423">
                <text:p>1554337129.02423</text:p>
              </table:table-cell>
              <table:table-cell office:value-type="float" office:value="2.21799278283762">
                <text:p>2.217992782837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54337129.05324">
                <text:p>1554337129.05324</text:p>
              </table:table-cell>
              <table:table-cell office:value-type="float" office:value="2.23476147309324">
                <text:p>2.234761473093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54337129.08243">
                <text:p>1554337129.08243</text:p>
              </table:table-cell>
              <table:table-cell office:value-type="float" office:value="2.24327191821518">
                <text:p>2.243271918215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54337129.1117">
                <text:p>1554337129.1117</text:p>
              </table:table-cell>
              <table:table-cell office:value-type="float" office:value="2.24339935328365">
                <text:p>2.243399353283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54337129.14101">
                <text:p>1554337129.14101</text:p>
              </table:table-cell>
              <table:table-cell office:value-type="float" office:value="2.23507027662545">
                <text:p>2.235070276625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54337129.17021">
                <text:p>1554337129.17021</text:p>
              </table:table-cell>
              <table:table-cell office:value-type="float" office:value="2.21842526951234">
                <text:p>2.218425269512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54337129.20008">
                <text:p>1554337129.20008</text:p>
              </table:table-cell>
              <table:table-cell office:value-type="float" office:value="2.21723090745333">
                <text:p>2.21723090745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54337129.22992">
                <text:p>1554337129.22992</text:p>
              </table:table-cell>
              <table:table-cell office:value-type="float" office:value="2.20729985514776">
                <text:p>2.207299855147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54337129.25969">
                <text:p>1554337129.25969</text:p>
              </table:table-cell>
              <table:table-cell office:value-type="float" office:value="2.18870072606185">
                <text:p>2.188700726061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54337129.28854">
                <text:p>1554337129.28854</text:p>
              </table:table-cell>
              <table:table-cell office:value-type="float" office:value="2.1856258544929">
                <text:p>2.18562585449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54337129.31742">
                <text:p>1554337129.31742</text:p>
              </table:table-cell>
              <table:table-cell office:value-type="float" office:value="2.17436458639202">
                <text:p>2.174364586392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54337129.34666">
                <text:p>1554337129.34666</text:p>
              </table:table-cell>
              <table:table-cell office:value-type="float" office:value="2.15457771658799">
                <text:p>2.154577716587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54337129.37588">
                <text:p>1554337129.37588</text:p>
              </table:table-cell>
              <table:table-cell office:value-type="float" office:value="2.15031998808927">
                <text:p>2.150319988089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54337129.40512">
                <text:p>1554337129.40512</text:p>
              </table:table-cell>
              <table:table-cell office:value-type="float" office:value="2.13766840084098">
                <text:p>2.137668400840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54337129.43455">
                <text:p>1554337129.43455</text:p>
              </table:table-cell>
              <table:table-cell office:value-type="float" office:value="2.14087004183646">
                <text:p>2.140870041836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54337129.4642">
                <text:p>1554337129.4642</text:p>
              </table:table-cell>
              <table:table-cell office:value-type="float" office:value="2.13546846119991">
                <text:p>2.135468461199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54337129.49371">
                <text:p>1554337129.49371</text:p>
              </table:table-cell>
              <table:table-cell office:value-type="float" office:value="2.12155041715971">
                <text:p>2.121550417159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54337129.52253">
                <text:p>1554337129.52253</text:p>
              </table:table-cell>
              <table:table-cell office:value-type="float" office:value="2.12341888203278">
                <text:p>2.123418882032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54337129.55207">
                <text:p>1554337129.55207</text:p>
              </table:table-cell>
              <table:table-cell office:value-type="float" office:value="2.11676848882544">
                <text:p>2.116768488825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54337129.58144">
                <text:p>1554337129.58144</text:p>
              </table:table-cell>
              <table:table-cell office:value-type="float" office:value="2.12640848210487">
                <text:p>2.126408482104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54337129.62687">
                <text:p>1554337129.62687</text:p>
              </table:table-cell>
              <table:table-cell office:value-type="float" office:value="2.12107251941544">
                <text:p>2.121072519415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54337129.65765">
                <text:p>1554337129.65765</text:p>
              </table:table-cell>
              <table:table-cell office:value-type="float" office:value="2.10816081609739">
                <text:p>2.108160816097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54337129.68669">
                <text:p>1554337129.68669</text:p>
              </table:table-cell>
              <table:table-cell office:value-type="float" office:value="2.11206849580141">
                <text:p>2.112068495801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54337129.71645">
                <text:p>1554337129.71645</text:p>
              </table:table-cell>
              <table:table-cell office:value-type="float" office:value="2.10738246019591">
                <text:p>2.107382460195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54337129.74624">
                <text:p>1554337129.74624</text:p>
              </table:table-cell>
              <table:table-cell office:value-type="float" office:value="2.11982714327994">
                <text:p>2.119827143279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54337129.77522">
                <text:p>1554337129.77522</text:p>
              </table:table-cell>
              <table:table-cell office:value-type="float" office:value="2.1236944563596">
                <text:p>2.12369445635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54337129.80472">
                <text:p>1554337129.80472</text:p>
              </table:table-cell>
              <table:table-cell office:value-type="float" office:value="2.11909249582497">
                <text:p>2.119092495824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54337129.83409">
                <text:p>1554337129.83409</text:p>
              </table:table-cell>
              <table:table-cell office:value-type="float" office:value="2.10604908113309">
                <text:p>2.106049081133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54337129.86331">
                <text:p>1554337129.86331</text:p>
              </table:table-cell>
              <table:table-cell office:value-type="float" office:value="2.10976730855376">
                <text:p>2.109767308553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54337129.89252">
                <text:p>1554337129.89252</text:p>
              </table:table-cell>
              <table:table-cell office:value-type="float" office:value="2.10511463008249">
                <text:p>2.105114630082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54337129.92238">
                <text:p>1554337129.92238</text:p>
              </table:table-cell>
              <table:table-cell office:value-type="float" office:value="2.11801323286695">
                <text:p>2.118013232866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54337129.95245">
                <text:p>1554337129.95245</text:p>
              </table:table-cell>
              <table:table-cell office:value-type="float" office:value="2.12212849101072">
                <text:p>2.122128491010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4337129.982">
                <text:p>1554337129.982</text:p>
              </table:table-cell>
              <table:table-cell office:value-type="float" office:value="2.1176055333381">
                <text:p>2.11760553333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54337130.01151">
                <text:p>1554337130.01151</text:p>
              </table:table-cell>
              <table:table-cell office:value-type="float" office:value="2.10454151374721">
                <text:p>2.104541513747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54337130.04252">
                <text:p>1554337130.04252</text:p>
              </table:table-cell>
              <table:table-cell office:value-type="float" office:value="2.11009459859715">
                <text:p>2.11009459859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54337130.07251">
                <text:p>1554337130.07251</text:p>
              </table:table-cell>
              <table:table-cell office:value-type="float" office:value="2.10664167141344">
                <text:p>2.106641671413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54337130.10182">
                <text:p>1554337130.10182</text:p>
              </table:table-cell>
              <table:table-cell office:value-type="float" office:value="2.09483865403183">
                <text:p>2.094838654031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54337130.13114">
                <text:p>1554337130.13114</text:p>
              </table:table-cell>
              <table:table-cell office:value-type="float" office:value="2.10049193995312">
                <text:p>2.100491939953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54337130.16023">
                <text:p>1554337130.16023</text:p>
              </table:table-cell>
              <table:table-cell office:value-type="float" office:value="2.09779592269749">
                <text:p>2.097795922697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54337130.18971">
                <text:p>1554337130.18971</text:p>
              </table:table-cell>
              <table:table-cell office:value-type="float" office:value="2.11293836851053">
                <text:p>2.112938368510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54337130.21951">
                <text:p>1554337130.21951</text:p>
              </table:table-cell>
              <table:table-cell office:value-type="float" office:value="2.11953094418212">
                <text:p>2.119530944182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54337130.24952">
                <text:p>1554337130.24952</text:p>
              </table:table-cell>
              <table:table-cell office:value-type="float" office:value="2.11733168610973">
                <text:p>2.117331686109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54337130.27919">
                <text:p>1554337130.27919</text:p>
              </table:table-cell>
              <table:table-cell office:value-type="float" office:value="2.10652211585386">
                <text:p>2.106522115853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54337130.30901">
                <text:p>1554337130.30901</text:p>
              </table:table-cell>
              <table:table-cell office:value-type="float" office:value="2.11417563674026">
                <text:p>2.114175636740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54337130.33808">
                <text:p>1554337130.33808</text:p>
              </table:table-cell>
              <table:table-cell office:value-type="float" office:value="2.11334564738199">
                <text:p>2.113345647381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54337130.36801">
                <text:p>1554337130.36801</text:p>
              </table:table-cell>
              <table:table-cell office:value-type="float" office:value="2.10370439367485">
                <text:p>2.103704393674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54337130.3968">
                <text:p>1554337130.3968</text:p>
              </table:table-cell>
              <table:table-cell office:value-type="float" office:value="2.11190885936612">
                <text:p>2.111908859366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54337130.42596">
                <text:p>1554337130.42596</text:p>
              </table:table-cell>
              <table:table-cell office:value-type="float" office:value="2.11187472586162">
                <text:p>2.111874725861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54337130.45527">
                <text:p>1554337130.45527</text:p>
              </table:table-cell>
              <table:table-cell office:value-type="float" office:value="2.10341028450757">
                <text:p>2.103410284507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54337130.48432">
                <text:p>1554337130.48432</text:p>
              </table:table-cell>
              <table:table-cell office:value-type="float" office:value="2.11303910567241">
                <text:p>2.113039105672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54337130.51353">
                <text:p>1554337130.51353</text:p>
              </table:table-cell>
              <table:table-cell office:value-type="float" office:value="2.11435051404942">
                <text:p>2.114350514049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54337130.54343">
                <text:p>1554337130.54343</text:p>
              </table:table-cell>
              <table:table-cell office:value-type="float" office:value="2.10691902086286">
                <text:p>2.106919020862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54337130.57265">
                <text:p>1554337130.57265</text:p>
              </table:table-cell>
              <table:table-cell office:value-type="float" office:value="2.11811351696104">
                <text:p>2.118113516961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54337130.60244">
                <text:p>1554337130.60244</text:p>
              </table:table-cell>
              <table:table-cell office:value-type="float" office:value="2.12082085170069">
                <text:p>2.120820851700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54337130.6319">
                <text:p>1554337130.6319</text:p>
              </table:table-cell>
              <table:table-cell office:value-type="float" office:value="2.1149842077363">
                <text:p>2.11498420773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54337130.66124">
                <text:p>1554337130.66124</text:p>
              </table:table-cell>
              <table:table-cell office:value-type="float" office:value="2.12802765607359">
                <text:p>2.128027656073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54337130.69071">
                <text:p>1554337130.69071</text:p>
              </table:table-cell>
              <table:table-cell office:value-type="float" office:value="2.13260649497832">
                <text:p>2.132606494978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54337130.71986">
                <text:p>1554337130.71986</text:p>
              </table:table-cell>
              <table:table-cell office:value-type="float" office:value="2.1288007676129">
                <text:p>2.12880076761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4337130.74911">
                <text:p>1554337130.74911</text:p>
              </table:table-cell>
              <table:table-cell office:value-type="float" office:value="2.11658025252032">
                <text:p>2.116580252520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54337130.77907">
                <text:p>1554337130.77907</text:p>
              </table:table-cell>
              <table:table-cell office:value-type="float" office:value="2.12398382644132">
                <text:p>2.123983826441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54337130.80962">
                <text:p>1554337130.80962</text:p>
              </table:table-cell>
              <table:table-cell office:value-type="float" office:value="2.12237859959982">
                <text:p>2.122378599599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54337130.84643">
                <text:p>1554337130.84643</text:p>
              </table:table-cell>
              <table:table-cell office:value-type="float" office:value="2.10714819488671">
                <text:p>2.107148194886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54337130.87575">
                <text:p>1554337130.87575</text:p>
              </table:table-cell>
              <table:table-cell office:value-type="float" office:value="2.11434738725985">
                <text:p>2.114347387259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54337130.90482">
                <text:p>1554337130.90482</text:p>
              </table:table-cell>
              <table:table-cell office:value-type="float" office:value="2.11319194700536">
                <text:p>2.113191947005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54337130.93394">
                <text:p>1554337130.93394</text:p>
              </table:table-cell>
              <table:table-cell office:value-type="float" office:value="2.10371593103771">
                <text:p>2.103715931037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54337130.96313">
                <text:p>1554337130.96313</text:p>
              </table:table-cell>
              <table:table-cell office:value-type="float" office:value="2.11361969022631">
                <text:p>2.113619690226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54337130.99298">
                <text:p>1554337130.99298</text:p>
              </table:table-cell>
              <table:table-cell office:value-type="float" office:value="2.11500572743882">
                <text:p>2.115005727438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54337131.02328">
                <text:p>1554337131.02328</text:p>
              </table:table-cell>
              <table:table-cell office:value-type="float" office:value="2.10740361421635">
                <text:p>2.107403614216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54337131.05313">
                <text:p>1554337131.05313</text:p>
              </table:table-cell>
              <table:table-cell office:value-type="float" office:value="2.12047637482439">
                <text:p>2.120476374824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54337131.0821">
                <text:p>1554337131.0821</text:p>
              </table:table-cell>
              <table:table-cell office:value-type="float" office:value="2.12492888903514">
                <text:p>2.124928889035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54337131.11164">
                <text:p>1554337131.11164</text:p>
              </table:table-cell>
              <table:table-cell office:value-type="float" office:value="2.12090728841973">
                <text:p>2.120907288419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54337131.14098">
                <text:p>1554337131.14098</text:p>
              </table:table-cell>
              <table:table-cell office:value-type="float" office:value="2.10846281970128">
                <text:p>2.108462819701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54337131.1707">
                <text:p>1554337131.1707</text:p>
              </table:table-cell>
              <table:table-cell office:value-type="float" office:value="2.11651271649351">
                <text:p>2.116512716493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54337131.20022">
                <text:p>1554337131.20022</text:p>
              </table:table-cell>
              <table:table-cell office:value-type="float" office:value="2.11595790805579">
                <text:p>2.115957908055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54337131.22981">
                <text:p>1554337131.22981</text:p>
              </table:table-cell>
              <table:table-cell office:value-type="float" office:value="2.10681317908564">
                <text:p>2.106813179085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54337131.25973">
                <text:p>1554337131.25973</text:p>
              </table:table-cell>
              <table:table-cell office:value-type="float" office:value="2.11878151059122">
                <text:p>2.118781510591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54337131.29038">
                <text:p>1554337131.29038</text:p>
              </table:table-cell>
              <table:table-cell office:value-type="float" office:value="2.12182290111779">
                <text:p>2.121822901117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54337131.32088">
                <text:p>1554337131.32088</text:p>
              </table:table-cell>
              <table:table-cell office:value-type="float" office:value="2.11572208839682">
                <text:p>2.115722088396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54337131.35143">
                <text:p>1554337131.35143</text:p>
              </table:table-cell>
              <table:table-cell office:value-type="float" office:value="2.13203454361977">
                <text:p>2.132034543619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54337131.3821">
                <text:p>1554337131.3821</text:p>
              </table:table-cell>
              <table:table-cell office:value-type="float" office:value="2.13918110330798">
                <text:p>2.139181103307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54337131.41383">
                <text:p>1554337131.41383</text:p>
              </table:table-cell>
              <table:table-cell office:value-type="float" office:value="2.13669628486956">
                <text:p>2.136696284869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54337131.44423">
                <text:p>1554337131.44423</text:p>
              </table:table-cell>
              <table:table-cell office:value-type="float" office:value="2.12524666694409">
                <text:p>2.125246666944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54337131.47358">
                <text:p>1554337131.47358</text:p>
              </table:table-cell>
              <table:table-cell office:value-type="float" office:value="2.13517718213019">
                <text:p>2.135177182130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54337131.50528">
                <text:p>1554337131.50528</text:p>
              </table:table-cell>
              <table:table-cell office:value-type="float" office:value="2.13604190702341">
                <text:p>2.136041907023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54337131.53604">
                <text:p>1554337131.53604</text:p>
              </table:table-cell>
              <table:table-cell office:value-type="float" office:value="2.12759412131122">
                <text:p>2.127594121311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54337131.56663">
                <text:p>1554337131.56663</text:p>
              </table:table-cell>
              <table:table-cell office:value-type="float" office:value="2.14230354149207">
                <text:p>2.142303541492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54337131.59716">
                <text:p>1554337131.59716</text:p>
              </table:table-cell>
              <table:table-cell office:value-type="float" office:value="2.14783770264911">
                <text:p>2.147837702649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54337131.62751">
                <text:p>1554337131.62751</text:p>
              </table:table-cell>
              <table:table-cell office:value-type="float" office:value="2.14430136220512">
                <text:p>2.144301362205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54337131.65849">
                <text:p>1554337131.65849</text:p>
              </table:table-cell>
              <table:table-cell office:value-type="float" office:value="2.13126823883716">
                <text:p>2.131268238837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54337131.68946">
                <text:p>1554337131.68946</text:p>
              </table:table-cell>
              <table:table-cell office:value-type="float" office:value="2.14225352221672">
                <text:p>2.142253522216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54337131.71965">
                <text:p>1554337131.71965</text:p>
              </table:table-cell>
              <table:table-cell office:value-type="float" office:value="2.14402037955052">
                <text:p>2.144020379550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54337131.74981">
                <text:p>1554337131.74981</text:p>
              </table:table-cell>
              <table:table-cell office:value-type="float" office:value="2.13686203217918">
                <text:p>2.136862032179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54337131.78007">
                <text:p>1554337131.78007</text:p>
              </table:table-cell>
              <table:table-cell office:value-type="float" office:value="2.12068703224363">
                <text:p>2.120687032243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54337131.81034">
                <text:p>1554337131.81034</text:p>
              </table:table-cell>
              <table:table-cell office:value-type="float" office:value="2.12778057147496">
                <text:p>2.127780571474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4337131.84121">
                <text:p>1554337131.84121</text:p>
              </table:table-cell>
              <table:table-cell office:value-type="float" office:value="2.12566338530545">
                <text:p>2.125663385305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54337131.87188">
                <text:p>1554337131.87188</text:p>
              </table:table-cell>
              <table:table-cell office:value-type="float" office:value="2.11433020735333">
                <text:p>2.11433020735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54337131.90243">
                <text:p>1554337131.90243</text:p>
              </table:table-cell>
              <table:table-cell office:value-type="float" office:value="2.12708606516571">
                <text:p>2.127086065165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54337131.93294">
                <text:p>1554337131.93294</text:p>
              </table:table-cell>
              <table:table-cell office:value-type="float" office:value="2.13069022933171">
                <text:p>2.130690229331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54337131.96266">
                <text:p>1554337131.96266</text:p>
              </table:table-cell>
              <table:table-cell office:value-type="float" office:value="2.12553041249889">
                <text:p>2.125530412498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54337131.9929">
                <text:p>1554337131.9929</text:p>
              </table:table-cell>
              <table:table-cell office:value-type="float" office:value="2.11130642614917">
                <text:p>2.111306426149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54337132.02205">
                <text:p>1554337132.02205</text:p>
              </table:table-cell>
              <table:table-cell office:value-type="float" office:value="2.11978894203814">
                <text:p>2.119788942038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54337132.05157">
                <text:p>1554337132.05157</text:p>
              </table:table-cell>
              <table:table-cell office:value-type="float" office:value="2.11982785980014">
                <text:p>2.119827859800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54337132.08071">
                <text:p>1554337132.08071</text:p>
              </table:table-cell>
              <table:table-cell office:value-type="float" office:value="2.11153484375709">
                <text:p>2.111534843757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54337132.11019">
                <text:p>1554337132.11019</text:p>
              </table:table-cell>
              <table:table-cell office:value-type="float" office:value="2.12616270133828">
                <text:p>2.126162701338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54337132.13941">
                <text:p>1554337132.13941</text:p>
              </table:table-cell>
              <table:table-cell office:value-type="float" office:value="2.13228545903651">
                <text:p>2.132285459036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54337132.16883">
                <text:p>1554337132.16883</text:p>
              </table:table-cell>
              <table:table-cell office:value-type="float" office:value="2.12995856679195">
                <text:p>2.129958566791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54337132.19861">
                <text:p>1554337132.19861</text:p>
              </table:table-cell>
              <table:table-cell office:value-type="float" office:value="2.11890276495761">
                <text:p>2.118902764957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54337132.22801">
                <text:p>1554337132.22801</text:p>
              </table:table-cell>
              <table:table-cell office:value-type="float" office:value="2.1312088541582">
                <text:p>2.13120885415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4337132.25772">
                <text:p>1554337132.25772</text:p>
              </table:table-cell>
              <table:table-cell office:value-type="float" office:value="2.13498299416996">
                <text:p>2.134982994169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4337132.28697">
                <text:p>1554337132.28697</text:p>
              </table:table-cell>
              <table:table-cell office:value-type="float" office:value="2.13030492020757">
                <text:p>2.130304920207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4337132.31589">
                <text:p>1554337132.31589</text:p>
              </table:table-cell>
              <table:table-cell office:value-type="float" office:value="2.11747100419536">
                <text:p>2.117471004195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54337132.34507">
                <text:p>1554337132.34507</text:p>
              </table:table-cell>
              <table:table-cell office:value-type="float" office:value="2.12771948105773">
                <text:p>2.127719481057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54337132.37396">
                <text:p>1554337132.37396</text:p>
              </table:table-cell>
              <table:table-cell office:value-type="float" office:value="2.12967736885124">
                <text:p>2.129677368851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54337132.40322">
                <text:p>1554337132.40322</text:p>
              </table:table-cell>
              <table:table-cell office:value-type="float" office:value="2.12325664168732">
                <text:p>2.123256641687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54337132.43387">
                <text:p>1554337132.43387</text:p>
              </table:table-cell>
              <table:table-cell office:value-type="float" office:value="2.14248893912965">
                <text:p>2.142488939129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54337132.464">
                <text:p>1554337132.464</text:p>
              </table:table-cell>
              <table:table-cell office:value-type="float" office:value="2.15248891390185">
                <text:p>2.152488913901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54337132.49415">
                <text:p>1554337132.49415</text:p>
              </table:table-cell>
              <table:table-cell office:value-type="float" office:value="2.15357655311774">
                <text:p>2.153576553117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54337132.5235">
                <text:p>1554337132.5235</text:p>
              </table:table-cell>
              <table:table-cell office:value-type="float" office:value="2.14618312739167">
                <text:p>2.146183127391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54337132.55249">
                <text:p>1554337132.55249</text:p>
              </table:table-cell>
              <table:table-cell office:value-type="float" office:value="2.13064074961809">
                <text:p>2.130640749618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54337132.58157">
                <text:p>1554337132.58157</text:p>
              </table:table-cell>
              <table:table-cell office:value-type="float" office:value="2.13876138451586">
                <text:p>2.138761384515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54337132.61117">
                <text:p>1554337132.61117</text:p>
              </table:table-cell>
              <table:table-cell office:value-type="float" office:value="2.13842806483012">
                <text:p>2.138428064830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54337132.64071">
                <text:p>1554337132.64071</text:p>
              </table:table-cell>
              <table:table-cell office:value-type="float" office:value="2.12953399529807">
                <text:p>2.129533995298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54337132.67039">
                <text:p>1554337132.67039</text:p>
              </table:table-cell>
              <table:table-cell office:value-type="float" office:value="2.14564976803754">
                <text:p>2.145649768037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54337132.70002">
                <text:p>1554337132.70002</text:p>
              </table:table-cell>
              <table:table-cell office:value-type="float" office:value="2.15312488401347">
                <text:p>2.153124884013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54337132.73056">
                <text:p>1554337132.73056</text:p>
              </table:table-cell>
              <table:table-cell office:value-type="float" office:value="2.15167939366235">
                <text:p>2.151679393662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54337132.76056">
                <text:p>1554337132.76056</text:p>
              </table:table-cell>
              <table:table-cell office:value-type="float" office:value="2.14142808701786">
                <text:p>2.141428087017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54337132.79081">
                <text:p>1554337132.79081</text:p>
              </table:table-cell>
              <table:table-cell office:value-type="float" office:value="2.12448057887194">
                <text:p>2.124480578871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